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0年05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8961217" table:style-name="ce14">
            <text:p>8,961,217</text:p>
          </table:table-cell>
          <table:table-cell office:value-type="float" office:value="23499070" table:style-name="ce15">
            <text:p>23,499,070</text:p>
          </table:table-cell>
          <table:table-cell office:value-type="float" office:value="11640336" table:style-name="ce15">
            <text:p>11,640,336</text:p>
          </table:table-cell>
          <table:table-cell office:value-type="float" office:value="11858734" table:style-name="ce16">
            <text:p>11,858,734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12493" table:style-name="ce14">
            <text:p>1,612,493</text:p>
          </table:table-cell>
          <table:table-cell office:value-type="float" office:value="4026019" table:style-name="ce17">
            <text:p>4,026,019</text:p>
          </table:table-cell>
          <table:table-cell office:value-type="float" office:value="1965640" table:style-name="ce17">
            <text:p>1,965,640</text:p>
          </table:table-cell>
          <table:table-cell office:value-type="float" office:value="2060379" table:style-name="ce16">
            <text:p>2,060,379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58678" table:style-name="ce14">
            <text:p>1,058,678</text:p>
          </table:table-cell>
          <table:table-cell office:value-type="float" office:value="2574704" table:style-name="ce17">
            <text:p>2,574,704</text:p>
          </table:table-cell>
          <table:table-cell office:value-type="float" office:value="1225276" table:style-name="ce17">
            <text:p>1,225,276</text:p>
          </table:table-cell>
          <table:table-cell office:value-type="float" office:value="1349428" table:style-name="ce16">
            <text:p>1,349,428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52545" table:style-name="ce14">
            <text:p>852,545</text:p>
          </table:table-cell>
          <table:table-cell office:value-type="float" office:value="2270939" table:style-name="ce17">
            <text:p>2,270,939</text:p>
          </table:table-cell>
          <table:table-cell office:value-type="float" office:value="1124883" table:style-name="ce17">
            <text:p>1,124,883</text:p>
          </table:table-cell>
          <table:table-cell office:value-type="float" office:value="1146056" table:style-name="ce16">
            <text:p>1,146,056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08733" table:style-name="ce14">
            <text:p>1,008,733</text:p>
          </table:table-cell>
          <table:table-cell office:value-type="float" office:value="2820114" table:style-name="ce17">
            <text:p>2,820,114</text:p>
          </table:table-cell>
          <table:table-cell office:value-type="float" office:value="1384543" table:style-name="ce17">
            <text:p>1,384,543</text:p>
          </table:table-cell>
          <table:table-cell office:value-type="float" office:value="1435571" table:style-name="ce16">
            <text:p>1,435,571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05337" table:style-name="ce14">
            <text:p>705,337</text:p>
          </table:table-cell>
          <table:table-cell office:value-type="float" office:value="1870343" table:style-name="ce17">
            <text:p>1,870,343</text:p>
          </table:table-cell>
          <table:table-cell office:value-type="float" office:value="931458" table:style-name="ce17">
            <text:p>931,458</text:p>
          </table:table-cell>
          <table:table-cell office:value-type="float" office:value="938885" table:style-name="ce16">
            <text:p>938,885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2600" table:style-name="ce14">
            <text:p>1,122,600</text:p>
          </table:table-cell>
          <table:table-cell office:value-type="float" office:value="2758494" table:style-name="ce20">
            <text:p>2,758,494</text:p>
          </table:table-cell>
          <table:table-cell office:value-type="float" office:value="1360010" table:style-name="ce17">
            <text:p>1,360,010</text:p>
          </table:table-cell>
          <table:table-cell office:value-type="float" office:value="1398484" table:style-name="ce16">
            <text:p>1,398,484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55462" table:style-name="ce14">
            <text:p>2,555,462</text:p>
          </table:table-cell>
          <table:table-cell office:value-type="float" office:value="7024792" table:style-name="ce20">
            <text:p>7,024,792</text:p>
          </table:table-cell>
          <table:table-cell office:value-type="float" office:value="3570786" table:style-name="ce17">
            <text:p>3,570,786</text:p>
          </table:table-cell>
          <table:table-cell office:value-type="float" office:value="3454006" table:style-name="ce16">
            <text:p>3,454,006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3148" table:style-name="ce22">
            <text:p>173,148</text:p>
          </table:table-cell>
          <table:table-cell office:value-type="float" office:value="452334" table:style-name="ce23">
            <text:p>452,334</text:p>
          </table:table-cell>
          <table:table-cell office:value-type="float" office:value="227864" table:style-name="ce23">
            <text:p>227,864</text:p>
          </table:table-cell>
          <table:table-cell office:value-type="float" office:value="224470" table:style-name="ce23">
            <text:p>224,470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07603" table:style-name="ce22">
            <text:p>207,603</text:p>
          </table:table-cell>
          <table:table-cell office:value-type="float" office:value="572872" table:style-name="ce23">
            <text:p>572,872</text:p>
          </table:table-cell>
          <table:table-cell office:value-type="float" office:value="292350" table:style-name="ce23">
            <text:p>292,350</text:p>
          </table:table-cell>
          <table:table-cell office:value-type="float" office:value="280522" table:style-name="ce23">
            <text:p>280,522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4213" table:style-name="ce22">
            <text:p>194,213</text:p>
          </table:table-cell>
          <table:table-cell office:value-type="float" office:value="540917" table:style-name="ce23">
            <text:p>540,917</text:p>
          </table:table-cell>
          <table:table-cell office:value-type="float" office:value="278808" table:style-name="ce23">
            <text:p>278,808</text:p>
          </table:table-cell>
          <table:table-cell office:value-type="float" office:value="262109" table:style-name="ce23">
            <text:p>262,109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397402" table:style-name="ce22">
            <text:p>397,402</text:p>
          </table:table-cell>
          <table:table-cell office:value-type="float" office:value="1261770" table:style-name="ce23">
            <text:p>1,261,770</text:p>
          </table:table-cell>
          <table:table-cell office:value-type="float" office:value="641205" table:style-name="ce23">
            <text:p>641,205</text:p>
          </table:table-cell>
          <table:table-cell office:value-type="float" office:value="620565" table:style-name="ce23">
            <text:p>620,565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613" table:style-name="ce22">
            <text:p>179,613</text:p>
          </table:table-cell>
          <table:table-cell office:value-type="float" office:value="488689" table:style-name="ce23">
            <text:p>488,689</text:p>
          </table:table-cell>
          <table:table-cell office:value-type="float" office:value="249703" table:style-name="ce23">
            <text:p>249,703</text:p>
          </table:table-cell>
          <table:table-cell office:value-type="float" office:value="238986" table:style-name="ce23">
            <text:p>238,98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257" table:style-name="ce22">
            <text:p>244,257</text:p>
          </table:table-cell>
          <table:table-cell office:value-type="float" office:value="674152" table:style-name="ce23">
            <text:p>674,152</text:p>
          </table:table-cell>
          <table:table-cell office:value-type="float" office:value="348639" table:style-name="ce23">
            <text:p>348,639</text:p>
          </table:table-cell>
          <table:table-cell office:value-type="float" office:value="325513" table:style-name="ce23">
            <text:p>325,5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4758" table:style-name="ce22">
            <text:p>184,758</text:p>
          </table:table-cell>
          <table:table-cell office:value-type="float" office:value="497172" table:style-name="ce23">
            <text:p>497,172</text:p>
          </table:table-cell>
          <table:table-cell office:value-type="float" office:value="257845" table:style-name="ce23">
            <text:p>257,845</text:p>
          </table:table-cell>
          <table:table-cell office:value-type="float" office:value="239327" table:style-name="ce23">
            <text:p>239,3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1971" table:style-name="ce22">
            <text:p>291,971</text:p>
          </table:table-cell>
          <table:table-cell office:value-type="float" office:value="809130" table:style-name="ce23">
            <text:p>809,130</text:p>
          </table:table-cell>
          <table:table-cell office:value-type="float" office:value="412143" table:style-name="ce23">
            <text:p>412,143</text:p>
          </table:table-cell>
          <table:table-cell office:value-type="float" office:value="396987" table:style-name="ce23">
            <text:p>396,9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3757" table:style-name="ce22">
            <text:p>83,757</text:p>
          </table:table-cell>
          <table:table-cell office:value-type="float" office:value="214428" table:style-name="ce25">
            <text:p>214,428</text:p>
          </table:table-cell>
          <table:table-cell office:value-type="float" office:value="110135" table:style-name="ce23">
            <text:p>110,135</text:p>
          </table:table-cell>
          <table:table-cell office:value-type="float" office:value="104293" table:style-name="ce23">
            <text:p>104,2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535" table:style-name="ce22">
            <text:p>127,535</text:p>
          </table:table-cell>
          <table:table-cell office:value-type="float" office:value="323252" table:style-name="ce23">
            <text:p>323,252</text:p>
          </table:table-cell>
          <table:table-cell office:value-type="float" office:value="163424" table:style-name="ce23">
            <text:p>163,424</text:p>
          </table:table-cell>
          <table:table-cell office:value-type="float" office:value="159828" table:style-name="ce23">
            <text:p>159,8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1871" table:style-name="ce22">
            <text:p>41,871</text:p>
          </table:table-cell>
          <table:table-cell office:value-type="float" office:value="105749" table:style-name="ce23">
            <text:p>105,749</text:p>
          </table:table-cell>
          <table:table-cell office:value-type="float" office:value="54373" table:style-name="ce23">
            <text:p>54,373</text:p>
          </table:table-cell>
          <table:table-cell office:value-type="float" office:value="51376" table:style-name="ce23">
            <text:p>51,3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5763" table:style-name="ce22">
            <text:p>155,763</text:p>
          </table:table-cell>
          <table:table-cell office:value-type="float" office:value="366643" table:style-name="ce23">
            <text:p>366,643</text:p>
          </table:table-cell>
          <table:table-cell office:value-type="float" office:value="182812" table:style-name="ce23">
            <text:p>182,812</text:p>
          </table:table-cell>
          <table:table-cell office:value-type="float" office:value="183831" table:style-name="ce23">
            <text:p>183,8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2296" table:style-name="ce22">
            <text:p>172,296</text:p>
          </table:table-cell>
          <table:table-cell office:value-type="float" office:value="452450" table:style-name="ce23">
            <text:p>452,450</text:p>
          </table:table-cell>
          <table:table-cell office:value-type="float" office:value="223293" table:style-name="ce23">
            <text:p>223,293</text:p>
          </table:table-cell>
          <table:table-cell office:value-type="float" office:value="229157" table:style-name="ce23">
            <text:p>229,1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275" table:style-name="ce22">
            <text:p>101,275</text:p>
          </table:table-cell>
          <table:table-cell office:value-type="float" office:value="265234" table:style-name="ce23">
            <text:p>265,234</text:p>
          </table:table-cell>
          <table:table-cell office:value-type="float" office:value="128192" table:style-name="ce23">
            <text:p>128,192</text:p>
          </table:table-cell>
          <table:table-cell office:value-type="float" office:value="137042" table:style-name="ce23">
            <text:p>137,04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5369" table:style-name="ce14">
            <text:p>45,369</text:p>
          </table:table-cell>
          <table:table-cell office:value-type="float" office:value="153665" table:style-name="ce20">
            <text:p>153,665</text:p>
          </table:table-cell>
          <table:table-cell office:value-type="float" office:value="77740" table:style-name="ce20">
            <text:p>77,740</text:p>
          </table:table-cell>
          <table:table-cell office:value-type="float" office:value="75925" table:style-name="ce20">
            <text:p>75,9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1912" table:style-name="ce22">
            <text:p>41,912</text:p>
          </table:table-cell>
          <table:table-cell office:value-type="float" office:value="140228" table:style-name="ce23">
            <text:p>140,228</text:p>
          </table:table-cell>
          <table:table-cell office:value-type="float" office:value="69960" table:style-name="ce23">
            <text:p>69,960</text:p>
          </table:table-cell>
          <table:table-cell office:value-type="float" office:value="70268" table:style-name="ce23">
            <text:p>70,26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457" table:style-name="ce28">
            <text:p>3,457</text:p>
          </table:table-cell>
          <table:table-cell office:value-type="float" office:value="13437" table:style-name="ce29">
            <text:p>13,437</text:p>
          </table:table-cell>
          <table:table-cell office:value-type="float" office:value="7780" table:style-name="ce29">
            <text:p>7,780</text:p>
          </table:table-cell>
          <table:table-cell office:value-type="float" office:value="5657" table:style-name="ce29">
            <text:p>5,657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 民國110年6月10日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12493" table:style-name="ce40">
            <text:p>1,612,493</text:p>
          </table:table-cell>
          <table:table-cell office:value-type="float" office:value="4026019" table:style-name="ce41">
            <text:p>4,026,019</text:p>
          </table:table-cell>
          <table:table-cell office:value-type="float" office:value="1965640" table:style-name="ce41">
            <text:p>1,965,640</text:p>
          </table:table-cell>
          <table:table-cell office:value-type="float" office:value="2060379" table:style-name="ce42">
            <text:p>2,060,37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8583" table:style-name="ce44">
            <text:p>218,583</text:p>
          </table:table-cell>
          <table:table-cell office:value-type="float" office:value="556175" table:style-name="ce45">
            <text:p>556,175</text:p>
          </table:table-cell>
          <table:table-cell office:value-type="float" office:value="270224" table:style-name="ce45">
            <text:p>270,224</text:p>
          </table:table-cell>
          <table:table-cell office:value-type="float" office:value="285951" table:style-name="ce46">
            <text:p>285,95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4919" table:style-name="ce44">
            <text:p>154,919</text:p>
          </table:table-cell>
          <table:table-cell office:value-type="float" office:value="383805" table:style-name="ce45">
            <text:p>383,805</text:p>
          </table:table-cell>
          <table:table-cell office:value-type="float" office:value="188205" table:style-name="ce45">
            <text:p>188,205</text:p>
          </table:table-cell>
          <table:table-cell office:value-type="float" office:value="195600" table:style-name="ce46">
            <text:p>195,60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69202" table:style-name="ce44">
            <text:p>169,202</text:p>
          </table:table-cell>
          <table:table-cell office:value-type="float" office:value="409649" table:style-name="ce45">
            <text:p>409,649</text:p>
          </table:table-cell>
          <table:table-cell office:value-type="float" office:value="197945" table:style-name="ce45">
            <text:p>197,945</text:p>
          </table:table-cell>
          <table:table-cell office:value-type="float" office:value="211704" table:style-name="ce46">
            <text:p>211,70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1848" table:style-name="ce44">
            <text:p>91,848</text:p>
          </table:table-cell>
          <table:table-cell office:value-type="float" office:value="218652" table:style-name="ce45">
            <text:p>218,652</text:p>
          </table:table-cell>
          <table:table-cell office:value-type="float" office:value="103574" table:style-name="ce45">
            <text:p>103,574</text:p>
          </table:table-cell>
          <table:table-cell office:value-type="float" office:value="115078" table:style-name="ce46">
            <text:p>115,07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1868" table:style-name="ce44">
            <text:p>161,868</text:p>
          </table:table-cell>
          <table:table-cell office:value-type="float" office:value="422978" table:style-name="ce45">
            <text:p>422,978</text:p>
          </table:table-cell>
          <table:table-cell office:value-type="float" office:value="206079" table:style-name="ce45">
            <text:p>206,079</text:p>
          </table:table-cell>
          <table:table-cell office:value-type="float" office:value="216899" table:style-name="ce46">
            <text:p>216,8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536" table:style-name="ce44">
            <text:p>130,536</text:p>
          </table:table-cell>
          <table:table-cell office:value-type="float" office:value="302503" table:style-name="ce45">
            <text:p>302,503</text:p>
          </table:table-cell>
          <table:table-cell office:value-type="float" office:value="145020" table:style-name="ce45">
            <text:p>145,020</text:p>
          </table:table-cell>
          <table:table-cell office:value-type="float" office:value="157483" table:style-name="ce46">
            <text:p>157,4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573" table:style-name="ce44">
            <text:p>67,573</text:p>
          </table:table-cell>
          <table:table-cell office:value-type="float" office:value="182849" table:style-name="ce45">
            <text:p>182,849</text:p>
          </table:table-cell>
          <table:table-cell office:value-type="float" office:value="91082" table:style-name="ce45">
            <text:p>91,082</text:p>
          </table:table-cell>
          <table:table-cell office:value-type="float" office:value="91767" table:style-name="ce46">
            <text:p>91,7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131" table:style-name="ce44">
            <text:p>32,131</text:p>
          </table:table-cell>
          <table:table-cell office:value-type="float" office:value="87850" table:style-name="ce45">
            <text:p>87,850</text:p>
          </table:table-cell>
          <table:table-cell office:value-type="float" office:value="44001" table:style-name="ce45">
            <text:p>44,001</text:p>
          </table:table-cell>
          <table:table-cell office:value-type="float" office:value="43849" table:style-name="ce46">
            <text:p>43,8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664" table:style-name="ce44">
            <text:p>44,664</text:p>
          </table:table-cell>
          <table:table-cell office:value-type="float" office:value="116708" table:style-name="ce45">
            <text:p>116,708</text:p>
          </table:table-cell>
          <table:table-cell office:value-type="float" office:value="58325" table:style-name="ce45">
            <text:p>58,325</text:p>
          </table:table-cell>
          <table:table-cell office:value-type="float" office:value="58383" table:style-name="ce46">
            <text:p>58,3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3832" table:style-name="ce44">
            <text:p>83,832</text:p>
          </table:table-cell>
          <table:table-cell office:value-type="float" office:value="184240" table:style-name="ce45">
            <text:p>184,240</text:p>
          </table:table-cell>
          <table:table-cell office:value-type="float" office:value="88074" table:style-name="ce45">
            <text:p>88,074</text:p>
          </table:table-cell>
          <table:table-cell office:value-type="float" office:value="96166" table:style-name="ce46">
            <text:p>96,1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1551" table:style-name="ce44">
            <text:p>91,551</text:p>
          </table:table-cell>
          <table:table-cell office:value-type="float" office:value="205812" table:style-name="ce45">
            <text:p>205,812</text:p>
          </table:table-cell>
          <table:table-cell office:value-type="float" office:value="100102" table:style-name="ce45">
            <text:p>100,102</text:p>
          </table:table-cell>
          <table:table-cell office:value-type="float" office:value="105710" table:style-name="ce46">
            <text:p>105,7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160" table:style-name="ce44">
            <text:p>16,160</text:p>
          </table:table-cell>
          <table:table-cell office:value-type="float" office:value="38839" table:style-name="ce45">
            <text:p>38,839</text:p>
          </table:table-cell>
          <table:table-cell office:value-type="float" office:value="19589" table:style-name="ce45">
            <text:p>19,589</text:p>
          </table:table-cell>
          <table:table-cell office:value-type="float" office:value="19250" table:style-name="ce46">
            <text:p>19,2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89936" table:style-name="ce44">
            <text:p>89,936</text:p>
          </table:table-cell>
          <table:table-cell office:value-type="float" office:value="238114" table:style-name="ce45">
            <text:p>238,114</text:p>
          </table:table-cell>
          <table:table-cell office:value-type="float" office:value="117063" table:style-name="ce45">
            <text:p>117,063</text:p>
          </table:table-cell>
          <table:table-cell office:value-type="float" office:value="121051" table:style-name="ce46">
            <text:p>121,0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3696" table:style-name="ce44">
            <text:p>73,696</text:p>
          </table:table-cell>
          <table:table-cell office:value-type="float" office:value="202410" table:style-name="ce45">
            <text:p>202,410</text:p>
          </table:table-cell>
          <table:table-cell office:value-type="float" office:value="99038" table:style-name="ce45">
            <text:p>99,038</text:p>
          </table:table-cell>
          <table:table-cell office:value-type="float" office:value="103372" table:style-name="ce46">
            <text:p>103,3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5018" table:style-name="ce44">
            <text:p>35,018</text:p>
          </table:table-cell>
          <table:table-cell office:value-type="float" office:value="89842" table:style-name="ce45">
            <text:p>89,842</text:p>
          </table:table-cell>
          <table:table-cell office:value-type="float" office:value="45147" table:style-name="ce45">
            <text:p>45,147</text:p>
          </table:table-cell>
          <table:table-cell office:value-type="float" office:value="44695" table:style-name="ce46">
            <text:p>44,6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8997" table:style-name="ce44">
            <text:p>28,997</text:p>
          </table:table-cell>
          <table:table-cell office:value-type="float" office:value="78010" table:style-name="ce45">
            <text:p>78,010</text:p>
          </table:table-cell>
          <table:table-cell office:value-type="float" office:value="38480" table:style-name="ce45">
            <text:p>38,480</text:p>
          </table:table-cell>
          <table:table-cell office:value-type="float" office:value="39530" table:style-name="ce46">
            <text:p>39,5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49636" table:style-name="ce44">
            <text:p>49,636</text:p>
          </table:table-cell>
          <table:table-cell office:value-type="float" office:value="122792" table:style-name="ce45">
            <text:p>122,792</text:p>
          </table:table-cell>
          <table:table-cell office:value-type="float" office:value="59671" table:style-name="ce45">
            <text:p>59,671</text:p>
          </table:table-cell>
          <table:table-cell office:value-type="float" office:value="63121" table:style-name="ce46">
            <text:p>63,1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44" table:style-name="ce44">
            <text:p>9,844</text:p>
          </table:table-cell>
          <table:table-cell office:value-type="float" office:value="23774" table:style-name="ce45">
            <text:p>23,774</text:p>
          </table:table-cell>
          <table:table-cell office:value-type="float" office:value="11888" table:style-name="ce45">
            <text:p>11,888</text:p>
          </table:table-cell>
          <table:table-cell office:value-type="float" office:value="11886" table:style-name="ce46">
            <text:p>11,8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96" table:style-name="ce44">
            <text:p>3,396</text:p>
          </table:table-cell>
          <table:table-cell office:value-type="float" office:value="7503" table:style-name="ce45">
            <text:p>7,503</text:p>
          </table:table-cell>
          <table:table-cell office:value-type="float" office:value="4098" table:style-name="ce45">
            <text:p>4,098</text:p>
          </table:table-cell>
          <table:table-cell office:value-type="float" office:value="3405" table:style-name="ce46">
            <text:p>3,4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57" table:style-name="ce44">
            <text:p>2,557</text:p>
          </table:table-cell>
          <table:table-cell office:value-type="float" office:value="6688" table:style-name="ce45">
            <text:p>6,688</text:p>
          </table:table-cell>
          <table:table-cell office:value-type="float" office:value="3640" table:style-name="ce45">
            <text:p>3,640</text:p>
          </table:table-cell>
          <table:table-cell office:value-type="float" office:value="3048" table:style-name="ce46">
            <text:p>3,0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22" table:style-name="ce44">
            <text:p>9,622</text:p>
          </table:table-cell>
          <table:table-cell office:value-type="float" office:value="22487" table:style-name="ce45">
            <text:p>22,487</text:p>
          </table:table-cell>
          <table:table-cell office:value-type="float" office:value="11541" table:style-name="ce45">
            <text:p>11,541</text:p>
          </table:table-cell>
          <table:table-cell office:value-type="float" office:value="10946" table:style-name="ce46">
            <text:p>10,9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31" table:style-name="ce44">
            <text:p>4,231</text:p>
          </table:table-cell>
          <table:table-cell office:value-type="float" office:value="11353" table:style-name="ce45">
            <text:p>11,353</text:p>
          </table:table-cell>
          <table:table-cell office:value-type="float" office:value="5909" table:style-name="ce45">
            <text:p>5,909</text:p>
          </table:table-cell>
          <table:table-cell office:value-type="float" office:value="5444" table:style-name="ce46">
            <text:p>5,4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5746" table:style-name="ce44">
            <text:p>15,746</text:p>
          </table:table-cell>
          <table:table-cell office:value-type="float" office:value="39734" table:style-name="ce45">
            <text:p>39,734</text:p>
          </table:table-cell>
          <table:table-cell office:value-type="float" office:value="19813" table:style-name="ce45">
            <text:p>19,813</text:p>
          </table:table-cell>
          <table:table-cell office:value-type="float" office:value="19921" table:style-name="ce46">
            <text:p>19,9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40" table:style-name="ce44">
            <text:p>2,240</text:p>
          </table:table-cell>
          <table:table-cell office:value-type="float" office:value="4372" table:style-name="ce45">
            <text:p>4,372</text:p>
          </table:table-cell>
          <table:table-cell office:value-type="float" office:value="2445" table:style-name="ce45">
            <text:p>2,445</text:p>
          </table:table-cell>
          <table:table-cell office:value-type="float" office:value="1927" table:style-name="ce46">
            <text:p>1,9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700" table:style-name="ce44">
            <text:p>3,700</text:p>
          </table:table-cell>
          <table:table-cell office:value-type="float" office:value="8351" table:style-name="ce45">
            <text:p>8,351</text:p>
          </table:table-cell>
          <table:table-cell office:value-type="float" office:value="4541" table:style-name="ce45">
            <text:p>4,541</text:p>
          </table:table-cell>
          <table:table-cell office:value-type="float" office:value="3810" table:style-name="ce46">
            <text:p>3,8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42" table:style-name="ce44">
            <text:p>4,342</text:p>
          </table:table-cell>
          <table:table-cell office:value-type="float" office:value="11682" table:style-name="ce45">
            <text:p>11,682</text:p>
          </table:table-cell>
          <table:table-cell office:value-type="float" office:value="5966" table:style-name="ce45">
            <text:p>5,966</text:p>
          </table:table-cell>
          <table:table-cell office:value-type="float" office:value="5716" table:style-name="ce46">
            <text:p>5,7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04" table:style-name="ce44">
            <text:p>7,204</text:p>
          </table:table-cell>
          <table:table-cell office:value-type="float" office:value="20977" table:style-name="ce45">
            <text:p>20,977</text:p>
          </table:table-cell>
          <table:table-cell office:value-type="float" office:value="10298" table:style-name="ce45">
            <text:p>10,298</text:p>
          </table:table-cell>
          <table:table-cell office:value-type="float" office:value="10679" table:style-name="ce46">
            <text:p>10,6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550" table:style-name="ce44">
            <text:p>7,550</text:p>
          </table:table-cell>
          <table:table-cell office:value-type="float" office:value="21555" table:style-name="ce45">
            <text:p>21,555</text:p>
          </table:table-cell>
          <table:table-cell office:value-type="float" office:value="10776" table:style-name="ce45">
            <text:p>10,776</text:p>
          </table:table-cell>
          <table:table-cell office:value-type="float" office:value="10779" table:style-name="ce46">
            <text:p>10,779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1" table:style-name="ce49">
            <text:p>1,911</text:p>
          </table:table-cell>
          <table:table-cell office:value-type="float" office:value="6315" table:style-name="ce50">
            <text:p>6,315</text:p>
          </table:table-cell>
          <table:table-cell office:value-type="float" office:value="3106" table:style-name="ce50">
            <text:p>3,106</text:p>
          </table:table-cell>
          <table:table-cell office:value-type="float" office:value="3209" table:style-name="ce51">
            <text:p>3,209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58678" table:style-name="ce57">
            <text:p>1,058,678</text:p>
          </table:table-cell>
          <table:table-cell office:value-type="float" office:value="2574704" table:style-name="ce41">
            <text:p>2,574,704</text:p>
          </table:table-cell>
          <table:table-cell office:value-type="float" office:value="1225276" table:style-name="ce41">
            <text:p>1,225,276</text:p>
          </table:table-cell>
          <table:table-cell office:value-type="float" office:value="1349428" table:style-name="ce58">
            <text:p>1,349,4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80705" table:style-name="ce59">
            <text:p>80,705</text:p>
          </table:table-cell>
          <table:table-cell office:value-type="float" office:value="198120" table:style-name="ce45">
            <text:p>198,120</text:p>
          </table:table-cell>
          <table:table-cell office:value-type="float" office:value="92563" table:style-name="ce45">
            <text:p>92,563</text:p>
          </table:table-cell>
          <table:table-cell office:value-type="float" office:value="105557" table:style-name="ce60">
            <text:p>105,5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8402" table:style-name="ce59">
            <text:p>88,402</text:p>
          </table:table-cell>
          <table:table-cell office:value-type="float" office:value="211920" table:style-name="ce45">
            <text:p>211,920</text:p>
          </table:table-cell>
          <table:table-cell office:value-type="float" office:value="100604" table:style-name="ce45">
            <text:p>100,604</text:p>
          </table:table-cell>
          <table:table-cell office:value-type="float" office:value="111316" table:style-name="ce60">
            <text:p>111,3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20655" table:style-name="ce59">
            <text:p>120,655</text:p>
          </table:table-cell>
          <table:table-cell office:value-type="float" office:value="298891" table:style-name="ce45">
            <text:p>298,891</text:p>
          </table:table-cell>
          <table:table-cell office:value-type="float" office:value="139142" table:style-name="ce45">
            <text:p>139,142</text:p>
          </table:table-cell>
          <table:table-cell office:value-type="float" office:value="159749" table:style-name="ce60">
            <text:p>159,7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100371" table:style-name="ce59">
            <text:p>100,371</text:p>
          </table:table-cell>
          <table:table-cell office:value-type="float" office:value="220944" table:style-name="ce45">
            <text:p>220,944</text:p>
          </table:table-cell>
          <table:table-cell office:value-type="float" office:value="102342" table:style-name="ce45">
            <text:p>102,342</text:p>
          </table:table-cell>
          <table:table-cell office:value-type="float" office:value="118602" table:style-name="ce60">
            <text:p>118,6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5645" table:style-name="ce59">
            <text:p>65,645</text:p>
          </table:table-cell>
          <table:table-cell office:value-type="float" office:value="154098" table:style-name="ce45">
            <text:p>154,098</text:p>
          </table:table-cell>
          <table:table-cell office:value-type="float" office:value="73315" table:style-name="ce45">
            <text:p>73,315</text:p>
          </table:table-cell>
          <table:table-cell office:value-type="float" office:value="80783" table:style-name="ce60">
            <text:p>80,7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2365" table:style-name="ce59">
            <text:p>52,365</text:p>
          </table:table-cell>
          <table:table-cell office:value-type="float" office:value="123085" table:style-name="ce45">
            <text:p>123,085</text:p>
          </table:table-cell>
          <table:table-cell office:value-type="float" office:value="59576" table:style-name="ce45">
            <text:p>59,576</text:p>
          </table:table-cell>
          <table:table-cell office:value-type="float" office:value="63509" table:style-name="ce60">
            <text:p>63,5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9073" table:style-name="ce59">
            <text:p>79,073</text:p>
          </table:table-cell>
          <table:table-cell office:value-type="float" office:value="180396" table:style-name="ce45">
            <text:p>180,396</text:p>
          </table:table-cell>
          <table:table-cell office:value-type="float" office:value="88197" table:style-name="ce45">
            <text:p>88,197</text:p>
          </table:table-cell>
          <table:table-cell office:value-type="float" office:value="92199" table:style-name="ce60">
            <text:p>92,1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7634" table:style-name="ce59">
            <text:p>107,634</text:p>
          </table:table-cell>
          <table:table-cell office:value-type="float" office:value="265885" table:style-name="ce45">
            <text:p>265,885</text:p>
          </table:table-cell>
          <table:table-cell office:value-type="float" office:value="127037" table:style-name="ce45">
            <text:p>127,037</text:p>
          </table:table-cell>
          <table:table-cell office:value-type="float" office:value="138848" table:style-name="ce60">
            <text:p>138,8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960" table:style-name="ce59">
            <text:p>47,960</text:p>
          </table:table-cell>
          <table:table-cell office:value-type="float" office:value="117606" table:style-name="ce45">
            <text:p>117,606</text:p>
          </table:table-cell>
          <table:table-cell office:value-type="float" office:value="57297" table:style-name="ce45">
            <text:p>57,297</text:p>
          </table:table-cell>
          <table:table-cell office:value-type="float" office:value="60309" table:style-name="ce60">
            <text:p>60,3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09960" table:style-name="ce59">
            <text:p>109,960</text:p>
          </table:table-cell>
          <table:table-cell office:value-type="float" office:value="280318" table:style-name="ce45">
            <text:p>280,318</text:p>
          </table:table-cell>
          <table:table-cell office:value-type="float" office:value="133531" table:style-name="ce45">
            <text:p>133,531</text:p>
          </table:table-cell>
          <table:table-cell office:value-type="float" office:value="146787" table:style-name="ce60">
            <text:p>146,7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7816" table:style-name="ce59">
            <text:p>107,816</text:p>
          </table:table-cell>
          <table:table-cell office:value-type="float" office:value="275204" table:style-name="ce45">
            <text:p>275,204</text:p>
          </table:table-cell>
          <table:table-cell office:value-type="float" office:value="132593" table:style-name="ce45">
            <text:p>132,593</text:p>
          </table:table-cell>
          <table:table-cell office:value-type="float" office:value="142611" table:style-name="ce60">
            <text:p>142,611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8092" table:style-name="ce62">
            <text:p>98,092</text:p>
          </table:table-cell>
          <table:table-cell office:value-type="float" office:value="248237" table:style-name="ce50">
            <text:p>248,237</text:p>
          </table:table-cell>
          <table:table-cell office:value-type="float" office:value="119079" table:style-name="ce50">
            <text:p>119,079</text:p>
          </table:table-cell>
          <table:table-cell office:value-type="float" office:value="129158" table:style-name="ce63">
            <text:p>129,158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52545" table:style-name="ce57">
            <text:p>852,545</text:p>
          </table:table-cell>
          <table:table-cell office:value-type="float" office:value="2270939" table:style-name="ce41">
            <text:p>2,270,939</text:p>
          </table:table-cell>
          <table:table-cell office:value-type="float" office:value="1124883" table:style-name="ce41">
            <text:p>1,124,883</text:p>
          </table:table-cell>
          <table:table-cell office:value-type="float" office:value="1146056" table:style-name="ce42">
            <text:p>1,146,05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79375" table:style-name="ce59">
            <text:p>179,375</text:p>
          </table:table-cell>
          <table:table-cell office:value-type="float" office:value="458376" table:style-name="ce45">
            <text:p>458,376</text:p>
          </table:table-cell>
          <table:table-cell office:value-type="float" office:value="221384" table:style-name="ce45">
            <text:p>221,384</text:p>
          </table:table-cell>
          <table:table-cell office:value-type="float" office:value="236992" table:style-name="ce46">
            <text:p>236,99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2452" table:style-name="ce59">
            <text:p>162,452</text:p>
          </table:table-cell>
          <table:table-cell office:value-type="float" office:value="422582" table:style-name="ce45">
            <text:p>422,582</text:p>
          </table:table-cell>
          <table:table-cell office:value-type="float" office:value="207033" table:style-name="ce45">
            <text:p>207,033</text:p>
          </table:table-cell>
          <table:table-cell office:value-type="float" office:value="215549" table:style-name="ce46">
            <text:p>215,54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188" table:style-name="ce59">
            <text:p>34,188</text:p>
          </table:table-cell>
          <table:table-cell office:value-type="float" office:value="95276" table:style-name="ce45">
            <text:p>95,276</text:p>
          </table:table-cell>
          <table:table-cell office:value-type="float" office:value="48404" table:style-name="ce45">
            <text:p>48,404</text:p>
          </table:table-cell>
          <table:table-cell office:value-type="float" office:value="46872" table:style-name="ce46">
            <text:p>46,87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3375" table:style-name="ce59">
            <text:p>63,375</text:p>
          </table:table-cell>
          <table:table-cell office:value-type="float" office:value="175836" table:style-name="ce45">
            <text:p>175,836</text:p>
          </table:table-cell>
          <table:table-cell office:value-type="float" office:value="88198" table:style-name="ce45">
            <text:p>88,198</text:p>
          </table:table-cell>
          <table:table-cell office:value-type="float" office:value="87638" table:style-name="ce46">
            <text:p>87,638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528" table:style-name="ce59">
            <text:p>61,528</text:p>
          </table:table-cell>
          <table:table-cell office:value-type="float" office:value="166744" table:style-name="ce45">
            <text:p>166,744</text:p>
          </table:table-cell>
          <table:table-cell office:value-type="float" office:value="82502" table:style-name="ce45">
            <text:p>82,502</text:p>
          </table:table-cell>
          <table:table-cell office:value-type="float" office:value="84242" table:style-name="ce46">
            <text:p>84,24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5864" table:style-name="ce59">
            <text:p>35,864</text:p>
          </table:table-cell>
          <table:table-cell office:value-type="float" office:value="93814" table:style-name="ce45">
            <text:p>93,814</text:p>
          </table:table-cell>
          <table:table-cell office:value-type="float" office:value="47737" table:style-name="ce45">
            <text:p>47,737</text:p>
          </table:table-cell>
          <table:table-cell office:value-type="float" office:value="46077" table:style-name="ce46">
            <text:p>46,07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66582" table:style-name="ce59">
            <text:p>66,582</text:p>
          </table:table-cell>
          <table:table-cell office:value-type="float" office:value="165261" table:style-name="ce45">
            <text:p>165,261</text:p>
          </table:table-cell>
          <table:table-cell office:value-type="float" office:value="81919" table:style-name="ce45">
            <text:p>81,919</text:p>
          </table:table-cell>
          <table:table-cell office:value-type="float" office:value="83342" table:style-name="ce46">
            <text:p>83,34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6821" table:style-name="ce59">
            <text:p>76,821</text:p>
          </table:table-cell>
          <table:table-cell office:value-type="float" office:value="209290" table:style-name="ce45">
            <text:p>209,290</text:p>
          </table:table-cell>
          <table:table-cell office:value-type="float" office:value="104019" table:style-name="ce45">
            <text:p>104,019</text:p>
          </table:table-cell>
          <table:table-cell office:value-type="float" office:value="105271" table:style-name="ce46">
            <text:p>105,27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4387" table:style-name="ce59">
            <text:p>44,387</text:p>
          </table:table-cell>
          <table:table-cell office:value-type="float" office:value="124368" table:style-name="ce45">
            <text:p>124,368</text:p>
          </table:table-cell>
          <table:table-cell office:value-type="float" office:value="61977" table:style-name="ce45">
            <text:p>61,977</text:p>
          </table:table-cell>
          <table:table-cell office:value-type="float" office:value="62391" table:style-name="ce46">
            <text:p>62,39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1528" table:style-name="ce59">
            <text:p>81,528</text:p>
          </table:table-cell>
          <table:table-cell office:value-type="float" office:value="228594" table:style-name="ce45">
            <text:p>228,594</text:p>
          </table:table-cell>
          <table:table-cell office:value-type="float" office:value="113129" table:style-name="ce45">
            <text:p>113,129</text:p>
          </table:table-cell>
          <table:table-cell office:value-type="float" office:value="115465" table:style-name="ce46">
            <text:p>115,46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390" table:style-name="ce59">
            <text:p>17,390</text:p>
          </table:table-cell>
          <table:table-cell office:value-type="float" office:value="49218" table:style-name="ce45">
            <text:p>49,218</text:p>
          </table:table-cell>
          <table:table-cell office:value-type="float" office:value="26155" table:style-name="ce45">
            <text:p>26,155</text:p>
          </table:table-cell>
          <table:table-cell office:value-type="float" office:value="23063" table:style-name="ce46">
            <text:p>23,06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5198" table:style-name="ce59">
            <text:p>25,198</text:p>
          </table:table-cell>
          <table:table-cell office:value-type="float" office:value="69211" table:style-name="ce45">
            <text:p>69,211</text:p>
          </table:table-cell>
          <table:table-cell office:value-type="float" office:value="35772" table:style-name="ce45">
            <text:p>35,772</text:p>
          </table:table-cell>
          <table:table-cell office:value-type="float" office:value="33439" table:style-name="ce46">
            <text:p>33,439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857" table:style-name="ce62">
            <text:p>3,857</text:p>
          </table:table-cell>
          <table:table-cell office:value-type="float" office:value="12369" table:style-name="ce50">
            <text:p>12,369</text:p>
          </table:table-cell>
          <table:table-cell office:value-type="float" office:value="6654" table:style-name="ce50">
            <text:p>6,654</text:p>
          </table:table-cell>
          <table:table-cell office:value-type="float" office:value="5715" table:style-name="ce51">
            <text:p>5,715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0年05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08733" table:style-name="ce57">
            <text:p>1,008,733</text:p>
          </table:table-cell>
          <table:table-cell office:value-type="float" office:value="2820114" table:style-name="ce41">
            <text:p>2,820,114</text:p>
          </table:table-cell>
          <table:table-cell office:value-type="float" office:value="1384543" table:style-name="ce41">
            <text:p>1,384,543</text:p>
          </table:table-cell>
          <table:table-cell office:value-type="float" office:value="1435571" table:style-name="ce58">
            <text:p>1,435,57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942" table:style-name="ce59">
            <text:p>7,942</text:p>
          </table:table-cell>
          <table:table-cell office:value-type="float" office:value="18004" table:style-name="ce45">
            <text:p>18,004</text:p>
          </table:table-cell>
          <table:table-cell office:value-type="float" office:value="8915" table:style-name="ce45">
            <text:p>8,915</text:p>
          </table:table-cell>
          <table:table-cell office:value-type="float" office:value="9089" table:style-name="ce60">
            <text:p>9,08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8954" table:style-name="ce59">
            <text:p>28,954</text:p>
          </table:table-cell>
          <table:table-cell office:value-type="float" office:value="75538" table:style-name="ce45">
            <text:p>75,538</text:p>
          </table:table-cell>
          <table:table-cell office:value-type="float" office:value="37356" table:style-name="ce45">
            <text:p>37,356</text:p>
          </table:table-cell>
          <table:table-cell office:value-type="float" office:value="38182" table:style-name="ce60">
            <text:p>38,182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411" table:style-name="ce59">
            <text:p>50,411</text:p>
          </table:table-cell>
          <table:table-cell office:value-type="float" office:value="126544" table:style-name="ce45">
            <text:p>126,544</text:p>
          </table:table-cell>
          <table:table-cell office:value-type="float" office:value="60475" table:style-name="ce45">
            <text:p>60,475</text:p>
          </table:table-cell>
          <table:table-cell office:value-type="float" office:value="66069" table:style-name="ce60">
            <text:p>66,06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355" table:style-name="ce59">
            <text:p>46,355</text:p>
          </table:table-cell>
          <table:table-cell office:value-type="float" office:value="114143" table:style-name="ce45">
            <text:p>114,143</text:p>
          </table:table-cell>
          <table:table-cell office:value-type="float" office:value="54022" table:style-name="ce45">
            <text:p>54,022</text:p>
          </table:table-cell>
          <table:table-cell office:value-type="float" office:value="60121" table:style-name="ce60">
            <text:p>60,12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718" table:style-name="ce59">
            <text:p>60,718</text:p>
          </table:table-cell>
          <table:table-cell office:value-type="float" office:value="145884" table:style-name="ce45">
            <text:p>145,884</text:p>
          </table:table-cell>
          <table:table-cell office:value-type="float" office:value="69503" table:style-name="ce45">
            <text:p>69,503</text:p>
          </table:table-cell>
          <table:table-cell office:value-type="float" office:value="76381" table:style-name="ce60">
            <text:p>76,38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0432" table:style-name="ce59">
            <text:p>90,432</text:p>
          </table:table-cell>
          <table:table-cell office:value-type="float" office:value="231609" table:style-name="ce45">
            <text:p>231,609</text:p>
          </table:table-cell>
          <table:table-cell office:value-type="float" office:value="110874" table:style-name="ce45">
            <text:p>110,874</text:p>
          </table:table-cell>
          <table:table-cell office:value-type="float" office:value="120735" table:style-name="ce60">
            <text:p>120,73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7451" table:style-name="ce59">
            <text:p>67,451</text:p>
          </table:table-cell>
          <table:table-cell office:value-type="float" office:value="176844" table:style-name="ce45">
            <text:p>176,844</text:p>
          </table:table-cell>
          <table:table-cell office:value-type="float" office:value="84348" table:style-name="ce45">
            <text:p>84,348</text:p>
          </table:table-cell>
          <table:table-cell office:value-type="float" office:value="92496" table:style-name="ce60">
            <text:p>92,49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09225" table:style-name="ce59">
            <text:p>109,225</text:p>
          </table:table-cell>
          <table:table-cell office:value-type="float" office:value="289434" table:style-name="ce45">
            <text:p>289,434</text:p>
          </table:table-cell>
          <table:table-cell office:value-type="float" office:value="138044" table:style-name="ce45">
            <text:p>138,044</text:p>
          </table:table-cell>
          <table:table-cell office:value-type="float" office:value="151390" table:style-name="ce60">
            <text:p>151,390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262" table:style-name="ce59">
            <text:p>55,262</text:p>
          </table:table-cell>
          <table:table-cell office:value-type="float" office:value="165734" table:style-name="ce45">
            <text:p>165,734</text:p>
          </table:table-cell>
          <table:table-cell office:value-type="float" office:value="81651" table:style-name="ce45">
            <text:p>81,651</text:p>
          </table:table-cell>
          <table:table-cell office:value-type="float" office:value="84083" table:style-name="ce60">
            <text:p>84,08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85" table:style-name="ce59">
            <text:p>17,485</text:p>
          </table:table-cell>
          <table:table-cell office:value-type="float" office:value="48897" table:style-name="ce45">
            <text:p>48,897</text:p>
          </table:table-cell>
          <table:table-cell office:value-type="float" office:value="25025" table:style-name="ce45">
            <text:p>25,025</text:p>
          </table:table-cell>
          <table:table-cell office:value-type="float" office:value="23872" table:style-name="ce60">
            <text:p>23,87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3890" table:style-name="ce59">
            <text:p>23,890</text:p>
          </table:table-cell>
          <table:table-cell office:value-type="float" office:value="75884" table:style-name="ce45">
            <text:p>75,884</text:p>
          </table:table-cell>
          <table:table-cell office:value-type="float" office:value="38064" table:style-name="ce45">
            <text:p>38,064</text:p>
          </table:table-cell>
          <table:table-cell office:value-type="float" office:value="37820" table:style-name="ce60">
            <text:p>37,82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29616" table:style-name="ce59">
            <text:p>29,616</text:p>
          </table:table-cell>
          <table:table-cell office:value-type="float" office:value="88187" table:style-name="ce45">
            <text:p>88,187</text:p>
          </table:table-cell>
          <table:table-cell office:value-type="float" office:value="45028" table:style-name="ce45">
            <text:p>45,028</text:p>
          </table:table-cell>
          <table:table-cell office:value-type="float" office:value="43159" table:style-name="ce60">
            <text:p>43,15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1512" table:style-name="ce59">
            <text:p>31,512</text:p>
          </table:table-cell>
          <table:table-cell office:value-type="float" office:value="95324" table:style-name="ce45">
            <text:p>95,324</text:p>
          </table:table-cell>
          <table:table-cell office:value-type="float" office:value="47945" table:style-name="ce45">
            <text:p>47,945</text:p>
          </table:table-cell>
          <table:table-cell office:value-type="float" office:value="47379" table:style-name="ce60">
            <text:p>47,37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197" table:style-name="ce59">
            <text:p>19,197</text:p>
          </table:table-cell>
          <table:table-cell office:value-type="float" office:value="59450" table:style-name="ce45">
            <text:p>59,450</text:p>
          </table:table-cell>
          <table:table-cell office:value-type="float" office:value="29765" table:style-name="ce45">
            <text:p>29,765</text:p>
          </table:table-cell>
          <table:table-cell office:value-type="float" office:value="29685" table:style-name="ce60">
            <text:p>29,68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6854" table:style-name="ce59">
            <text:p>16,854</text:p>
          </table:table-cell>
          <table:table-cell office:value-type="float" office:value="54183" table:style-name="ce45">
            <text:p>54,183</text:p>
          </table:table-cell>
          <table:table-cell office:value-type="float" office:value="27396" table:style-name="ce45">
            <text:p>27,396</text:p>
          </table:table-cell>
          <table:table-cell office:value-type="float" office:value="26787" table:style-name="ce60">
            <text:p>26,78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220" table:style-name="ce59">
            <text:p>20,220</text:p>
          </table:table-cell>
          <table:table-cell office:value-type="float" office:value="65223" table:style-name="ce45">
            <text:p>65,223</text:p>
          </table:table-cell>
          <table:table-cell office:value-type="float" office:value="33251" table:style-name="ce45">
            <text:p>33,251</text:p>
          </table:table-cell>
          <table:table-cell office:value-type="float" office:value="31972" table:style-name="ce60">
            <text:p>31,97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7640" table:style-name="ce59">
            <text:p>37,640</text:p>
          </table:table-cell>
          <table:table-cell office:value-type="float" office:value="109203" table:style-name="ce45">
            <text:p>109,203</text:p>
          </table:table-cell>
          <table:table-cell office:value-type="float" office:value="53813" table:style-name="ce45">
            <text:p>53,813</text:p>
          </table:table-cell>
          <table:table-cell office:value-type="float" office:value="55390" table:style-name="ce60">
            <text:p>55,3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0723" table:style-name="ce59">
            <text:p>30,723</text:p>
          </table:table-cell>
          <table:table-cell office:value-type="float" office:value="95771" table:style-name="ce45">
            <text:p>95,771</text:p>
          </table:table-cell>
          <table:table-cell office:value-type="float" office:value="47583" table:style-name="ce45">
            <text:p>47,583</text:p>
          </table:table-cell>
          <table:table-cell office:value-type="float" office:value="48188" table:style-name="ce60">
            <text:p>48,18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768" table:style-name="ce59">
            <text:p>7,768</text:p>
          </table:table-cell>
          <table:table-cell office:value-type="float" office:value="23928" table:style-name="ce45">
            <text:p>23,928</text:p>
          </table:table-cell>
          <table:table-cell office:value-type="float" office:value="12351" table:style-name="ce45">
            <text:p>12,351</text:p>
          </table:table-cell>
          <table:table-cell office:value-type="float" office:value="11577" table:style-name="ce60">
            <text:p>11,57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54" table:style-name="ce59">
            <text:p>4,954</text:p>
          </table:table-cell>
          <table:table-cell office:value-type="float" office:value="14549" table:style-name="ce45">
            <text:p>14,549</text:p>
          </table:table-cell>
          <table:table-cell office:value-type="float" office:value="7492" table:style-name="ce45">
            <text:p>7,492</text:p>
          </table:table-cell>
          <table:table-cell office:value-type="float" office:value="7057" table:style-name="ce60">
            <text:p>7,05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9958" table:style-name="ce59">
            <text:p>9,958</text:p>
          </table:table-cell>
          <table:table-cell office:value-type="float" office:value="31790" table:style-name="ce45">
            <text:p>31,790</text:p>
          </table:table-cell>
          <table:table-cell office:value-type="float" office:value="16207" table:style-name="ce45">
            <text:p>16,207</text:p>
          </table:table-cell>
          <table:table-cell office:value-type="float" office:value="15583" table:style-name="ce60">
            <text:p>15,58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43" table:style-name="ce59">
            <text:p>5,643</text:p>
          </table:table-cell>
          <table:table-cell office:value-type="float" office:value="18740" table:style-name="ce45">
            <text:p>18,740</text:p>
          </table:table-cell>
          <table:table-cell office:value-type="float" office:value="9897" table:style-name="ce45">
            <text:p>9,897</text:p>
          </table:table-cell>
          <table:table-cell office:value-type="float" office:value="8843" table:style-name="ce60">
            <text:p>8,84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6851" table:style-name="ce59">
            <text:p>26,851</text:p>
          </table:table-cell>
          <table:table-cell office:value-type="float" office:value="76846" table:style-name="ce45">
            <text:p>76,846</text:p>
          </table:table-cell>
          <table:table-cell office:value-type="float" office:value="38401" table:style-name="ce45">
            <text:p>38,401</text:p>
          </table:table-cell>
          <table:table-cell office:value-type="float" office:value="38445" table:style-name="ce60">
            <text:p>38,44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441" table:style-name="ce59">
            <text:p>18,441</text:p>
          </table:table-cell>
          <table:table-cell office:value-type="float" office:value="56603" table:style-name="ce45">
            <text:p>56,603</text:p>
          </table:table-cell>
          <table:table-cell office:value-type="float" office:value="28820" table:style-name="ce45">
            <text:p>28,820</text:p>
          </table:table-cell>
          <table:table-cell office:value-type="float" office:value="27783" table:style-name="ce60">
            <text:p>27,78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404" table:style-name="ce59">
            <text:p>24,404</text:p>
          </table:table-cell>
          <table:table-cell office:value-type="float" office:value="78098" table:style-name="ce45">
            <text:p>78,098</text:p>
          </table:table-cell>
          <table:table-cell office:value-type="float" office:value="39223" table:style-name="ce45">
            <text:p>39,223</text:p>
          </table:table-cell>
          <table:table-cell office:value-type="float" office:value="38875" table:style-name="ce60">
            <text:p>38,87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0912" table:style-name="ce59">
            <text:p>20,912</text:p>
          </table:table-cell>
          <table:table-cell office:value-type="float" office:value="64926" table:style-name="ce45">
            <text:p>64,926</text:p>
          </table:table-cell>
          <table:table-cell office:value-type="float" office:value="32870" table:style-name="ce45">
            <text:p>32,870</text:p>
          </table:table-cell>
          <table:table-cell office:value-type="float" office:value="32056" table:style-name="ce60">
            <text:p>32,05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8268" table:style-name="ce59">
            <text:p>68,268</text:p>
          </table:table-cell>
          <table:table-cell office:value-type="float" office:value="195192" table:style-name="ce45">
            <text:p>195,192</text:p>
          </table:table-cell>
          <table:table-cell office:value-type="float" office:value="96372" table:style-name="ce45">
            <text:p>96,372</text:p>
          </table:table-cell>
          <table:table-cell office:value-type="float" office:value="98820" table:style-name="ce60">
            <text:p>98,82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2991" table:style-name="ce59">
            <text:p>72,991</text:p>
          </table:table-cell>
          <table:table-cell office:value-type="float" office:value="212763" table:style-name="ce45">
            <text:p>212,763</text:p>
          </table:table-cell>
          <table:table-cell office:value-type="float" office:value="104042" table:style-name="ce45">
            <text:p>104,042</text:p>
          </table:table-cell>
          <table:table-cell office:value-type="float" office:value="108721" table:style-name="ce60">
            <text:p>108,721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56" table:style-name="ce62">
            <text:p>4,656</text:p>
          </table:table-cell>
          <table:table-cell office:value-type="float" office:value="10823" table:style-name="ce50">
            <text:p>10,823</text:p>
          </table:table-cell>
          <table:table-cell office:value-type="float" office:value="5810" table:style-name="ce50">
            <text:p>5,810</text:p>
          </table:table-cell>
          <table:table-cell office:value-type="float" office:value="5013" table:style-name="ce63">
            <text:p>5,013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05337" table:style-name="ce57">
            <text:p>705,337</text:p>
          </table:table-cell>
          <table:table-cell office:value-type="float" office:value="1870343" table:style-name="ce41">
            <text:p>1,870,343</text:p>
          </table:table-cell>
          <table:table-cell office:value-type="float" office:value="931458" table:style-name="ce41">
            <text:p>931,458</text:p>
          </table:table-cell>
          <table:table-cell office:value-type="float" office:value="938885" table:style-name="ce58">
            <text:p>938,88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497" table:style-name="ce59">
            <text:p>29,497</text:p>
          </table:table-cell>
          <table:table-cell office:value-type="float" office:value="76108" table:style-name="ce45">
            <text:p>76,108</text:p>
          </table:table-cell>
          <table:table-cell office:value-type="float" office:value="37543" table:style-name="ce45">
            <text:p>37,543</text:p>
          </table:table-cell>
          <table:table-cell office:value-type="float" office:value="38565" table:style-name="ce60">
            <text:p>38,56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165" table:style-name="ce59">
            <text:p>10,165</text:p>
          </table:table-cell>
          <table:table-cell office:value-type="float" office:value="24932" table:style-name="ce45">
            <text:p>24,932</text:p>
          </table:table-cell>
          <table:table-cell office:value-type="float" office:value="12995" table:style-name="ce45">
            <text:p>12,995</text:p>
          </table:table-cell>
          <table:table-cell office:value-type="float" office:value="11937" table:style-name="ce60">
            <text:p>11,9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723" table:style-name="ce59">
            <text:p>10,723</text:p>
          </table:table-cell>
          <table:table-cell office:value-type="float" office:value="27059" table:style-name="ce45">
            <text:p>27,059</text:p>
          </table:table-cell>
          <table:table-cell office:value-type="float" office:value="14123" table:style-name="ce45">
            <text:p>14,123</text:p>
          </table:table-cell>
          <table:table-cell office:value-type="float" office:value="12936" table:style-name="ce60">
            <text:p>12,93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06" table:style-name="ce59">
            <text:p>8,006</text:p>
          </table:table-cell>
          <table:table-cell office:value-type="float" office:value="20784" table:style-name="ce45">
            <text:p>20,784</text:p>
          </table:table-cell>
          <table:table-cell office:value-type="float" office:value="10809" table:style-name="ce45">
            <text:p>10,809</text:p>
          </table:table-cell>
          <table:table-cell office:value-type="float" office:value="9975" table:style-name="ce60">
            <text:p>9,97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88" table:style-name="ce59">
            <text:p>8,788</text:p>
          </table:table-cell>
          <table:table-cell office:value-type="float" office:value="22601" table:style-name="ce45">
            <text:p>22,601</text:p>
          </table:table-cell>
          <table:table-cell office:value-type="float" office:value="11707" table:style-name="ce45">
            <text:p>11,707</text:p>
          </table:table-cell>
          <table:table-cell office:value-type="float" office:value="10894" table:style-name="ce60">
            <text:p>10,89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238" table:style-name="ce59">
            <text:p>8,238</text:p>
          </table:table-cell>
          <table:table-cell office:value-type="float" office:value="19959" table:style-name="ce45">
            <text:p>19,959</text:p>
          </table:table-cell>
          <table:table-cell office:value-type="float" office:value="10642" table:style-name="ce45">
            <text:p>10,642</text:p>
          </table:table-cell>
          <table:table-cell office:value-type="float" office:value="9317" table:style-name="ce60">
            <text:p>9,3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29" table:style-name="ce59">
            <text:p>16,129</text:p>
          </table:table-cell>
          <table:table-cell office:value-type="float" office:value="43681" table:style-name="ce45">
            <text:p>43,681</text:p>
          </table:table-cell>
          <table:table-cell office:value-type="float" office:value="22179" table:style-name="ce45">
            <text:p>22,179</text:p>
          </table:table-cell>
          <table:table-cell office:value-type="float" office:value="21502" table:style-name="ce60">
            <text:p>21,50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374" table:style-name="ce59">
            <text:p>9,374</text:p>
          </table:table-cell>
          <table:table-cell office:value-type="float" office:value="23285" table:style-name="ce45">
            <text:p>23,285</text:p>
          </table:table-cell>
          <table:table-cell office:value-type="float" office:value="12048" table:style-name="ce45">
            <text:p>12,048</text:p>
          </table:table-cell>
          <table:table-cell office:value-type="float" office:value="11237" table:style-name="ce60">
            <text:p>11,2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7944" table:style-name="ce59">
            <text:p>7,944</text:p>
          </table:table-cell>
          <table:table-cell office:value-type="float" office:value="21584" table:style-name="ce45">
            <text:p>21,584</text:p>
          </table:table-cell>
          <table:table-cell office:value-type="float" office:value="11171" table:style-name="ce45">
            <text:p>11,171</text:p>
          </table:table-cell>
          <table:table-cell office:value-type="float" office:value="10413" table:style-name="ce60">
            <text:p>10,4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43" table:style-name="ce59">
            <text:p>8,143</text:p>
          </table:table-cell>
          <table:table-cell office:value-type="float" office:value="21151" table:style-name="ce45">
            <text:p>21,151</text:p>
          </table:table-cell>
          <table:table-cell office:value-type="float" office:value="10761" table:style-name="ce45">
            <text:p>10,761</text:p>
          </table:table-cell>
          <table:table-cell office:value-type="float" office:value="10390" table:style-name="ce60">
            <text:p>10,39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717" table:style-name="ce59">
            <text:p>3,717</text:p>
          </table:table-cell>
          <table:table-cell office:value-type="float" office:value="9122" table:style-name="ce45">
            <text:p>9,122</text:p>
          </table:table-cell>
          <table:table-cell office:value-type="float" office:value="4920" table:style-name="ce45">
            <text:p>4,920</text:p>
          </table:table-cell>
          <table:table-cell office:value-type="float" office:value="4202" table:style-name="ce60">
            <text:p>4,20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238" table:style-name="ce59">
            <text:p>21,238</text:p>
          </table:table-cell>
          <table:table-cell office:value-type="float" office:value="58664" table:style-name="ce45">
            <text:p>58,664</text:p>
          </table:table-cell>
          <table:table-cell office:value-type="float" office:value="28964" table:style-name="ce45">
            <text:p>28,964</text:p>
          </table:table-cell>
          <table:table-cell office:value-type="float" office:value="29700" table:style-name="ce60">
            <text:p>29,70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766" table:style-name="ce59">
            <text:p>9,766</text:p>
          </table:table-cell>
          <table:table-cell office:value-type="float" office:value="25188" table:style-name="ce45">
            <text:p>25,188</text:p>
          </table:table-cell>
          <table:table-cell office:value-type="float" office:value="12900" table:style-name="ce45">
            <text:p>12,900</text:p>
          </table:table-cell>
          <table:table-cell office:value-type="float" office:value="12288" table:style-name="ce60">
            <text:p>12,28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486" table:style-name="ce59">
            <text:p>8,486</text:p>
          </table:table-cell>
          <table:table-cell office:value-type="float" office:value="24504" table:style-name="ce45">
            <text:p>24,504</text:p>
          </table:table-cell>
          <table:table-cell office:value-type="float" office:value="12371" table:style-name="ce45">
            <text:p>12,371</text:p>
          </table:table-cell>
          <table:table-cell office:value-type="float" office:value="12133" table:style-name="ce60">
            <text:p>12,13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43" table:style-name="ce59">
            <text:p>7,943</text:p>
          </table:table-cell>
          <table:table-cell office:value-type="float" office:value="22041" table:style-name="ce45">
            <text:p>22,041</text:p>
          </table:table-cell>
          <table:table-cell office:value-type="float" office:value="11435" table:style-name="ce45">
            <text:p>11,435</text:p>
          </table:table-cell>
          <table:table-cell office:value-type="float" office:value="10606" table:style-name="ce60">
            <text:p>10,60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94" table:style-name="ce59">
            <text:p>7,194</text:p>
          </table:table-cell>
          <table:table-cell office:value-type="float" office:value="18978" table:style-name="ce45">
            <text:p>18,978</text:p>
          </table:table-cell>
          <table:table-cell office:value-type="float" office:value="9661" table:style-name="ce45">
            <text:p>9,661</text:p>
          </table:table-cell>
          <table:table-cell office:value-type="float" office:value="9317" table:style-name="ce60">
            <text:p>9,3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118" table:style-name="ce59">
            <text:p>4,118</text:p>
          </table:table-cell>
          <table:table-cell office:value-type="float" office:value="10486" table:style-name="ce45">
            <text:p>10,486</text:p>
          </table:table-cell>
          <table:table-cell office:value-type="float" office:value="5263" table:style-name="ce45">
            <text:p>5,263</text:p>
          </table:table-cell>
          <table:table-cell office:value-type="float" office:value="5223" table:style-name="ce60">
            <text:p>5,22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879" table:style-name="ce59">
            <text:p>14,879</text:p>
          </table:table-cell>
          <table:table-cell office:value-type="float" office:value="43121" table:style-name="ce45">
            <text:p>43,121</text:p>
          </table:table-cell>
          <table:table-cell office:value-type="float" office:value="21881" table:style-name="ce45">
            <text:p>21,881</text:p>
          </table:table-cell>
          <table:table-cell office:value-type="float" office:value="21240" table:style-name="ce60">
            <text:p>21,24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405" table:style-name="ce59">
            <text:p>19,405</text:p>
          </table:table-cell>
          <table:table-cell office:value-type="float" office:value="50990" table:style-name="ce45">
            <text:p>50,990</text:p>
          </table:table-cell>
          <table:table-cell office:value-type="float" office:value="25680" table:style-name="ce45">
            <text:p>25,680</text:p>
          </table:table-cell>
          <table:table-cell office:value-type="float" office:value="25310" table:style-name="ce60">
            <text:p>25,31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393" table:style-name="ce59">
            <text:p>13,393</text:p>
          </table:table-cell>
          <table:table-cell office:value-type="float" office:value="37708" table:style-name="ce45">
            <text:p>37,708</text:p>
          </table:table-cell>
          <table:table-cell office:value-type="float" office:value="18894" table:style-name="ce45">
            <text:p>18,894</text:p>
          </table:table-cell>
          <table:table-cell office:value-type="float" office:value="18814" table:style-name="ce60">
            <text:p>18,81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535" table:style-name="ce59">
            <text:p>10,535</text:p>
          </table:table-cell>
          <table:table-cell office:value-type="float" office:value="30301" table:style-name="ce45">
            <text:p>30,301</text:p>
          </table:table-cell>
          <table:table-cell office:value-type="float" office:value="15606" table:style-name="ce45">
            <text:p>15,606</text:p>
          </table:table-cell>
          <table:table-cell office:value-type="float" office:value="14695" table:style-name="ce60">
            <text:p>14,69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21" table:style-name="ce59">
            <text:p>2,721</text:p>
          </table:table-cell>
          <table:table-cell office:value-type="float" office:value="7066" table:style-name="ce45">
            <text:p>7,066</text:p>
          </table:table-cell>
          <table:table-cell office:value-type="float" office:value="3724" table:style-name="ce45">
            <text:p>3,724</text:p>
          </table:table-cell>
          <table:table-cell office:value-type="float" office:value="3342" table:style-name="ce60">
            <text:p>3,34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2" table:style-name="ce59">
            <text:p>5,162</text:p>
          </table:table-cell>
          <table:table-cell office:value-type="float" office:value="13506" table:style-name="ce45">
            <text:p>13,506</text:p>
          </table:table-cell>
          <table:table-cell office:value-type="float" office:value="6986" table:style-name="ce45">
            <text:p>6,986</text:p>
          </table:table-cell>
          <table:table-cell office:value-type="float" office:value="6520" table:style-name="ce60">
            <text:p>6,5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90" table:style-name="ce59">
            <text:p>3,490</text:p>
          </table:table-cell>
          <table:table-cell office:value-type="float" office:value="9121" table:style-name="ce45">
            <text:p>9,121</text:p>
          </table:table-cell>
          <table:table-cell office:value-type="float" office:value="4804" table:style-name="ce45">
            <text:p>4,804</text:p>
          </table:table-cell>
          <table:table-cell office:value-type="float" office:value="4317" table:style-name="ce60">
            <text:p>4,3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20" table:style-name="ce59">
            <text:p>2,820</text:p>
          </table:table-cell>
          <table:table-cell office:value-type="float" office:value="8324" table:style-name="ce45">
            <text:p>8,324</text:p>
          </table:table-cell>
          <table:table-cell office:value-type="float" office:value="4496" table:style-name="ce45">
            <text:p>4,496</text:p>
          </table:table-cell>
          <table:table-cell office:value-type="float" office:value="3828" table:style-name="ce60">
            <text:p>3,82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905" table:style-name="ce59">
            <text:p>1,905</text:p>
          </table:table-cell>
          <table:table-cell office:value-type="float" office:value="4506" table:style-name="ce45">
            <text:p>4,506</text:p>
          </table:table-cell>
          <table:table-cell office:value-type="float" office:value="2544" table:style-name="ce45">
            <text:p>2,544</text:p>
          </table:table-cell>
          <table:table-cell office:value-type="float" office:value="1962" table:style-name="ce60">
            <text:p>1,96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8673" table:style-name="ce59">
            <text:p>28,673</text:p>
          </table:table-cell>
          <table:table-cell office:value-type="float" office:value="76072" table:style-name="ce45">
            <text:p>76,072</text:p>
          </table:table-cell>
          <table:table-cell office:value-type="float" office:value="38422" table:style-name="ce45">
            <text:p>38,422</text:p>
          </table:table-cell>
          <table:table-cell office:value-type="float" office:value="37650" table:style-name="ce60">
            <text:p>37,65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389" table:style-name="ce59">
            <text:p>23,389</text:p>
          </table:table-cell>
          <table:table-cell office:value-type="float" office:value="68095" table:style-name="ce45">
            <text:p>68,095</text:p>
          </table:table-cell>
          <table:table-cell office:value-type="float" office:value="34413" table:style-name="ce45">
            <text:p>34,413</text:p>
          </table:table-cell>
          <table:table-cell office:value-type="float" office:value="33682" table:style-name="ce60">
            <text:p>33,68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574" table:style-name="ce59">
            <text:p>11,574</text:p>
          </table:table-cell>
          <table:table-cell office:value-type="float" office:value="33983" table:style-name="ce45">
            <text:p>33,983</text:p>
          </table:table-cell>
          <table:table-cell office:value-type="float" office:value="17423" table:style-name="ce45">
            <text:p>17,423</text:p>
          </table:table-cell>
          <table:table-cell office:value-type="float" office:value="16560" table:style-name="ce60">
            <text:p>16,5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498" table:style-name="ce59">
            <text:p>1,498</text:p>
          </table:table-cell>
          <table:table-cell office:value-type="float" office:value="3741" table:style-name="ce45">
            <text:p>3,741</text:p>
          </table:table-cell>
          <table:table-cell office:value-type="float" office:value="2029" table:style-name="ce45">
            <text:p>2,029</text:p>
          </table:table-cell>
          <table:table-cell office:value-type="float" office:value="1712" table:style-name="ce60">
            <text:p>1,71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8043" table:style-name="ce59">
            <text:p>88,043</text:p>
          </table:table-cell>
          <table:table-cell office:value-type="float" office:value="235385" table:style-name="ce45">
            <text:p>235,385</text:p>
          </table:table-cell>
          <table:table-cell office:value-type="float" office:value="115582" table:style-name="ce45">
            <text:p>115,582</text:p>
          </table:table-cell>
          <table:table-cell office:value-type="float" office:value="119803" table:style-name="ce60">
            <text:p>119,80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170" table:style-name="ce59">
            <text:p>73,170</text:p>
          </table:table-cell>
          <table:table-cell office:value-type="float" office:value="184117" table:style-name="ce45">
            <text:p>184,117</text:p>
          </table:table-cell>
          <table:table-cell office:value-type="float" office:value="87931" table:style-name="ce45">
            <text:p>87,931</text:p>
          </table:table-cell>
          <table:table-cell office:value-type="float" office:value="96186" table:style-name="ce60">
            <text:p>96,18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259" table:style-name="ce59">
            <text:p>47,259</text:p>
          </table:table-cell>
          <table:table-cell office:value-type="float" office:value="123057" table:style-name="ce45">
            <text:p>123,057</text:p>
          </table:table-cell>
          <table:table-cell office:value-type="float" office:value="60671" table:style-name="ce45">
            <text:p>60,671</text:p>
          </table:table-cell>
          <table:table-cell office:value-type="float" office:value="62386" table:style-name="ce60">
            <text:p>62,38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787" table:style-name="ce59">
            <text:p>51,787</text:p>
          </table:table-cell>
          <table:table-cell office:value-type="float" office:value="129418" table:style-name="ce45">
            <text:p>129,418</text:p>
          </table:table-cell>
          <table:table-cell office:value-type="float" office:value="62704" table:style-name="ce45">
            <text:p>62,704</text:p>
          </table:table-cell>
          <table:table-cell office:value-type="float" office:value="66714" table:style-name="ce60">
            <text:p>66,71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6611" table:style-name="ce59">
            <text:p>66,611</text:p>
          </table:table-cell>
          <table:table-cell office:value-type="float" office:value="196123" table:style-name="ce45">
            <text:p>196,123</text:p>
          </table:table-cell>
          <table:table-cell office:value-type="float" office:value="98581" table:style-name="ce45">
            <text:p>98,581</text:p>
          </table:table-cell>
          <table:table-cell office:value-type="float" office:value="97542" table:style-name="ce60">
            <text:p>97,54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059" table:style-name="ce59">
            <text:p>27,059</text:p>
          </table:table-cell>
          <table:table-cell office:value-type="float" office:value="67198" table:style-name="ce45">
            <text:p>67,198</text:p>
          </table:table-cell>
          <table:table-cell office:value-type="float" office:value="31809" table:style-name="ce45">
            <text:p>31,809</text:p>
          </table:table-cell>
          <table:table-cell office:value-type="float" office:value="35389" table:style-name="ce60">
            <text:p>35,389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495" table:style-name="ce62">
            <text:p>32,495</text:p>
          </table:table-cell>
          <table:table-cell office:value-type="float" office:value="78384" table:style-name="ce50">
            <text:p>78,384</text:p>
          </table:table-cell>
          <table:table-cell office:value-type="float" office:value="37786" table:style-name="ce50">
            <text:p>37,786</text:p>
          </table:table-cell>
          <table:table-cell office:value-type="float" office:value="40598" table:style-name="ce63">
            <text:p>40,598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2600" table:style-name="ce75">
            <text:p>1,122,600</text:p>
          </table:table-cell>
          <table:table-cell office:value-type="float" office:value="2758494" table:style-name="ce41">
            <text:p>2,758,494</text:p>
          </table:table-cell>
          <table:table-cell office:value-type="float" office:value="1360010" table:style-name="ce76">
            <text:p>1,360,010</text:p>
          </table:table-cell>
          <table:table-cell office:value-type="float" office:value="1398484" table:style-name="ce77">
            <text:p>1,398,4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857" table:style-name="ce44">
            <text:p>10,857</text:p>
          </table:table-cell>
          <table:table-cell office:value-type="float" office:value="23340" table:style-name="ce45">
            <text:p>23,340</text:p>
          </table:table-cell>
          <table:table-cell office:value-type="float" office:value="11525" table:style-name="ce44">
            <text:p>11,525</text:p>
          </table:table-cell>
          <table:table-cell office:value-type="float" office:value="11815" table:style-name="ce44">
            <text:p>11,8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175" table:style-name="ce44">
            <text:p>60,175</text:p>
          </table:table-cell>
          <table:table-cell office:value-type="float" office:value="141267" table:style-name="ce45">
            <text:p>141,267</text:p>
          </table:table-cell>
          <table:table-cell office:value-type="float" office:value="67789" table:style-name="ce44">
            <text:p>67,789</text:p>
          </table:table-cell>
          <table:table-cell office:value-type="float" office:value="73478" table:style-name="ce44">
            <text:p>73,4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253" table:style-name="ce44">
            <text:p>81,253</text:p>
          </table:table-cell>
          <table:table-cell office:value-type="float" office:value="197138" table:style-name="ce45">
            <text:p>197,138</text:p>
          </table:table-cell>
          <table:table-cell office:value-type="float" office:value="94198" table:style-name="ce44">
            <text:p>94,198</text:p>
          </table:table-cell>
          <table:table-cell office:value-type="float" office:value="102940" table:style-name="ce44">
            <text:p>102,9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5052" table:style-name="ce44">
            <text:p>75,052</text:p>
          </table:table-cell>
          <table:table-cell office:value-type="float" office:value="189832" table:style-name="ce45">
            <text:p>189,832</text:p>
          </table:table-cell>
          <table:table-cell office:value-type="float" office:value="92774" table:style-name="ce44">
            <text:p>92,774</text:p>
          </table:table-cell>
          <table:table-cell office:value-type="float" office:value="97058" table:style-name="ce44">
            <text:p>97,0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003" table:style-name="ce44">
            <text:p>139,003</text:p>
          </table:table-cell>
          <table:table-cell office:value-type="float" office:value="335606" table:style-name="ce45">
            <text:p>335,606</text:p>
          </table:table-cell>
          <table:table-cell office:value-type="float" office:value="161707" table:style-name="ce44">
            <text:p>161,707</text:p>
          </table:table-cell>
          <table:table-cell office:value-type="float" office:value="173899" table:style-name="ce44">
            <text:p>173,8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151" table:style-name="ce44">
            <text:p>23,151</text:p>
          </table:table-cell>
          <table:table-cell office:value-type="float" office:value="50136" table:style-name="ce45">
            <text:p>50,136</text:p>
          </table:table-cell>
          <table:table-cell office:value-type="float" office:value="24041" table:style-name="ce44">
            <text:p>24,041</text:p>
          </table:table-cell>
          <table:table-cell office:value-type="float" office:value="26095" table:style-name="ce44">
            <text:p>26,0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000" table:style-name="ce44">
            <text:p>13,000</text:p>
          </table:table-cell>
          <table:table-cell office:value-type="float" office:value="26577" table:style-name="ce45">
            <text:p>26,577</text:p>
          </table:table-cell>
          <table:table-cell office:value-type="float" office:value="12539" table:style-name="ce44">
            <text:p>12,539</text:p>
          </table:table-cell>
          <table:table-cell office:value-type="float" office:value="14038" table:style-name="ce44">
            <text:p>14,0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3123" table:style-name="ce44">
            <text:p>73,123</text:p>
          </table:table-cell>
          <table:table-cell office:value-type="float" office:value="166391" table:style-name="ce45">
            <text:p>166,391</text:p>
          </table:table-cell>
          <table:table-cell office:value-type="float" office:value="79585" table:style-name="ce44">
            <text:p>79,585</text:p>
          </table:table-cell>
          <table:table-cell office:value-type="float" office:value="86806" table:style-name="ce44">
            <text:p>86,8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422" table:style-name="ce44">
            <text:p>79,422</text:p>
          </table:table-cell>
          <table:table-cell office:value-type="float" office:value="184717" table:style-name="ce45">
            <text:p>184,717</text:p>
          </table:table-cell>
          <table:table-cell office:value-type="float" office:value="90410" table:style-name="ce44">
            <text:p>90,410</text:p>
          </table:table-cell>
          <table:table-cell office:value-type="float" office:value="94307" table:style-name="ce44">
            <text:p>94,3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1004" table:style-name="ce44">
            <text:p>11,004</text:p>
          </table:table-cell>
          <table:table-cell office:value-type="float" office:value="27596" table:style-name="ce45">
            <text:p>27,596</text:p>
          </table:table-cell>
          <table:table-cell office:value-type="float" office:value="14176" table:style-name="ce44">
            <text:p>14,176</text:p>
          </table:table-cell>
          <table:table-cell office:value-type="float" office:value="13420" table:style-name="ce44">
            <text:p>13,420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445" table:style-name="ce44">
            <text:p>69,445</text:p>
          </table:table-cell>
          <table:table-cell office:value-type="float" office:value="156663" table:style-name="ce45">
            <text:p>156,663</text:p>
          </table:table-cell>
          <table:table-cell office:value-type="float" office:value="77455" table:style-name="ce44">
            <text:p>77,455</text:p>
          </table:table-cell>
          <table:table-cell office:value-type="float" office:value="79208" table:style-name="ce44">
            <text:p>79,2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5004" table:style-name="ce44">
            <text:p>145,004</text:p>
          </table:table-cell>
          <table:table-cell office:value-type="float" office:value="358912" table:style-name="ce45">
            <text:p>358,912</text:p>
          </table:table-cell>
          <table:table-cell office:value-type="float" office:value="175066" table:style-name="ce44">
            <text:p>175,066</text:p>
          </table:table-cell>
          <table:table-cell office:value-type="float" office:value="183846" table:style-name="ce44">
            <text:p>183,8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6834" table:style-name="ce44">
            <text:p>26,834</text:p>
          </table:table-cell>
          <table:table-cell office:value-type="float" office:value="69285" table:style-name="ce45">
            <text:p>69,285</text:p>
          </table:table-cell>
          <table:table-cell office:value-type="float" office:value="34837" table:style-name="ce44">
            <text:p>34,837</text:p>
          </table:table-cell>
          <table:table-cell office:value-type="float" office:value="34448" table:style-name="ce44">
            <text:p>34,4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499" table:style-name="ce44">
            <text:p>43,499</text:p>
          </table:table-cell>
          <table:table-cell office:value-type="float" office:value="112140" table:style-name="ce45">
            <text:p>112,140</text:p>
          </table:table-cell>
          <table:table-cell office:value-type="float" office:value="57200" table:style-name="ce44">
            <text:p>57,200</text:p>
          </table:table-cell>
          <table:table-cell office:value-type="float" office:value="54940" table:style-name="ce44">
            <text:p>54,9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3919" table:style-name="ce44">
            <text:p>13,919</text:p>
          </table:table-cell>
          <table:table-cell office:value-type="float" office:value="41611" table:style-name="ce45">
            <text:p>41,611</text:p>
          </table:table-cell>
          <table:table-cell office:value-type="float" office:value="21265" table:style-name="ce44">
            <text:p>21,265</text:p>
          </table:table-cell>
          <table:table-cell office:value-type="float" office:value="20346" table:style-name="ce44">
            <text:p>20,3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317" table:style-name="ce44">
            <text:p>13,317</text:p>
          </table:table-cell>
          <table:table-cell office:value-type="float" office:value="34219" table:style-name="ce45">
            <text:p>34,219</text:p>
          </table:table-cell>
          <table:table-cell office:value-type="float" office:value="17381" table:style-name="ce44">
            <text:p>17,381</text:p>
          </table:table-cell>
          <table:table-cell office:value-type="float" office:value="16838" table:style-name="ce44">
            <text:p>16,8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7148" table:style-name="ce44">
            <text:p>37,148</text:p>
          </table:table-cell>
          <table:table-cell office:value-type="float" office:value="92444" table:style-name="ce45">
            <text:p>92,444</text:p>
          </table:table-cell>
          <table:table-cell office:value-type="float" office:value="46672" table:style-name="ce44">
            <text:p>46,672</text:p>
          </table:table-cell>
          <table:table-cell office:value-type="float" office:value="45772" table:style-name="ce44">
            <text:p>45,7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226" table:style-name="ce44">
            <text:p>19,226</text:p>
          </table:table-cell>
          <table:table-cell office:value-type="float" office:value="44782" table:style-name="ce45">
            <text:p>44,782</text:p>
          </table:table-cell>
          <table:table-cell office:value-type="float" office:value="22581" table:style-name="ce44">
            <text:p>22,581</text:p>
          </table:table-cell>
          <table:table-cell office:value-type="float" office:value="22201" table:style-name="ce44">
            <text:p>22,2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46" table:style-name="ce44">
            <text:p>35,646</text:p>
          </table:table-cell>
          <table:table-cell office:value-type="float" office:value="96637" table:style-name="ce45">
            <text:p>96,637</text:p>
          </table:table-cell>
          <table:table-cell office:value-type="float" office:value="47791" table:style-name="ce44">
            <text:p>47,791</text:p>
          </table:table-cell>
          <table:table-cell office:value-type="float" office:value="48846" table:style-name="ce44">
            <text:p>48,8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5252" table:style-name="ce44">
            <text:p>15,252</text:p>
          </table:table-cell>
          <table:table-cell office:value-type="float" office:value="39214" table:style-name="ce45">
            <text:p>39,214</text:p>
          </table:table-cell>
          <table:table-cell office:value-type="float" office:value="19732" table:style-name="ce44">
            <text:p>19,732</text:p>
          </table:table-cell>
          <table:table-cell office:value-type="float" office:value="19482" table:style-name="ce44">
            <text:p>19,4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772" table:style-name="ce44">
            <text:p>10,772</text:p>
          </table:table-cell>
          <table:table-cell office:value-type="float" office:value="29323" table:style-name="ce45">
            <text:p>29,323</text:p>
          </table:table-cell>
          <table:table-cell office:value-type="float" office:value="15420" table:style-name="ce44">
            <text:p>15,420</text:p>
          </table:table-cell>
          <table:table-cell office:value-type="float" office:value="13903" table:style-name="ce44">
            <text:p>13,9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122" table:style-name="ce44">
            <text:p>3,122</text:p>
          </table:table-cell>
          <table:table-cell office:value-type="float" office:value="6873" table:style-name="ce45">
            <text:p>6,873</text:p>
          </table:table-cell>
          <table:table-cell office:value-type="float" office:value="3796" table:style-name="ce44">
            <text:p>3,796</text:p>
          </table:table-cell>
          <table:table-cell office:value-type="float" office:value="3077" table:style-name="ce44">
            <text:p>3,0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476" table:style-name="ce44">
            <text:p>9,476</text:p>
          </table:table-cell>
          <table:table-cell office:value-type="float" office:value="28235" table:style-name="ce45">
            <text:p>28,235</text:p>
          </table:table-cell>
          <table:table-cell office:value-type="float" office:value="14247" table:style-name="ce44">
            <text:p>14,247</text:p>
          </table:table-cell>
          <table:table-cell office:value-type="float" office:value="13988" table:style-name="ce44">
            <text:p>13,9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07" table:style-name="ce44">
            <text:p>17,407</text:p>
          </table:table-cell>
          <table:table-cell office:value-type="float" office:value="51594" table:style-name="ce45">
            <text:p>51,594</text:p>
          </table:table-cell>
          <table:table-cell office:value-type="float" office:value="26169" table:style-name="ce44">
            <text:p>26,169</text:p>
          </table:table-cell>
          <table:table-cell office:value-type="float" office:value="25425" table:style-name="ce44">
            <text:p>25,4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178" table:style-name="ce44">
            <text:p>11,178</text:p>
          </table:table-cell>
          <table:table-cell office:value-type="float" office:value="29761" table:style-name="ce45">
            <text:p>29,761</text:p>
          </table:table-cell>
          <table:table-cell office:value-type="float" office:value="15125" table:style-name="ce44">
            <text:p>15,125</text:p>
          </table:table-cell>
          <table:table-cell office:value-type="float" office:value="14636" table:style-name="ce44">
            <text:p>14,6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681" table:style-name="ce44">
            <text:p>10,681</text:p>
          </table:table-cell>
          <table:table-cell office:value-type="float" office:value="29892" table:style-name="ce45">
            <text:p>29,892</text:p>
          </table:table-cell>
          <table:table-cell office:value-type="float" office:value="15295" table:style-name="ce44">
            <text:p>15,295</text:p>
          </table:table-cell>
          <table:table-cell office:value-type="float" office:value="14597" table:style-name="ce44">
            <text:p>14,5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65" table:style-name="ce44">
            <text:p>5,765</text:p>
          </table:table-cell>
          <table:table-cell office:value-type="float" office:value="13604" table:style-name="ce45">
            <text:p>13,604</text:p>
          </table:table-cell>
          <table:table-cell office:value-type="float" office:value="6820" table:style-name="ce44">
            <text:p>6,820</text:p>
          </table:table-cell>
          <table:table-cell office:value-type="float" office:value="6784" table:style-name="ce44">
            <text:p>6,7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20" table:style-name="ce44">
            <text:p>6,820</text:p>
          </table:table-cell>
          <table:table-cell office:value-type="float" office:value="18797" table:style-name="ce45">
            <text:p>18,797</text:p>
          </table:table-cell>
          <table:table-cell office:value-type="float" office:value="9598" table:style-name="ce44">
            <text:p>9,598</text:p>
          </table:table-cell>
          <table:table-cell office:value-type="float" office:value="9199" table:style-name="ce44">
            <text:p>9,1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2957" table:style-name="ce44">
            <text:p>12,957</text:p>
          </table:table-cell>
          <table:table-cell office:value-type="float" office:value="35363" table:style-name="ce45">
            <text:p>35,363</text:p>
          </table:table-cell>
          <table:table-cell office:value-type="float" office:value="18166" table:style-name="ce44">
            <text:p>18,166</text:p>
          </table:table-cell>
          <table:table-cell office:value-type="float" office:value="17197" table:style-name="ce44">
            <text:p>17,1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712" table:style-name="ce44">
            <text:p>13,712</text:p>
          </table:table-cell>
          <table:table-cell office:value-type="float" office:value="35588" table:style-name="ce45">
            <text:p>35,588</text:p>
          </table:table-cell>
          <table:table-cell office:value-type="float" office:value="18274" table:style-name="ce44">
            <text:p>18,274</text:p>
          </table:table-cell>
          <table:table-cell office:value-type="float" office:value="17314" table:style-name="ce44">
            <text:p>17,3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20" table:style-name="ce44">
            <text:p>14,920</text:p>
          </table:table-cell>
          <table:table-cell office:value-type="float" office:value="38322" table:style-name="ce45">
            <text:p>38,322</text:p>
          </table:table-cell>
          <table:table-cell office:value-type="float" office:value="20165" table:style-name="ce44">
            <text:p>20,165</text:p>
          </table:table-cell>
          <table:table-cell office:value-type="float" office:value="18157" table:style-name="ce44">
            <text:p>18,1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51" table:style-name="ce44">
            <text:p>5,451</text:p>
          </table:table-cell>
          <table:table-cell office:value-type="float" office:value="12289" table:style-name="ce45">
            <text:p>12,289</text:p>
          </table:table-cell>
          <table:table-cell office:value-type="float" office:value="6627" table:style-name="ce44">
            <text:p>6,627</text:p>
          </table:table-cell>
          <table:table-cell office:value-type="float" office:value="5662" table:style-name="ce44">
            <text:p>5,6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87" table:style-name="ce44">
            <text:p>2,287</text:p>
          </table:table-cell>
          <table:table-cell office:value-type="float" office:value="5810" table:style-name="ce45">
            <text:p>5,810</text:p>
          </table:table-cell>
          <table:table-cell office:value-type="float" office:value="3071" table:style-name="ce44">
            <text:p>3,071</text:p>
          </table:table-cell>
          <table:table-cell office:value-type="float" office:value="2739" table:style-name="ce44">
            <text:p>2,739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49" table:style-name="ce44">
            <text:p>4,749</text:p>
          </table:table-cell>
          <table:table-cell office:value-type="float" office:value="11405" table:style-name="ce45">
            <text:p>11,405</text:p>
          </table:table-cell>
          <table:table-cell office:value-type="float" office:value="6210" table:style-name="ce44">
            <text:p>6,210</text:p>
          </table:table-cell>
          <table:table-cell office:value-type="float" office:value="5195" table:style-name="ce44">
            <text:p>5,195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32" table:style-name="ce44">
            <text:p>5,132</text:p>
          </table:table-cell>
          <table:table-cell office:value-type="float" office:value="13903" table:style-name="ce45">
            <text:p>13,903</text:p>
          </table:table-cell>
          <table:table-cell office:value-type="float" office:value="7521" table:style-name="ce44">
            <text:p>7,521</text:p>
          </table:table-cell>
          <table:table-cell office:value-type="float" office:value="6382" table:style-name="ce44">
            <text:p>6,382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12" table:style-name="ce44">
            <text:p>612</text:p>
          </table:table-cell>
          <table:table-cell office:value-type="float" office:value="1889" table:style-name="ce45">
            <text:p>1,889</text:p>
          </table:table-cell>
          <table:table-cell office:value-type="float" office:value="950" table:style-name="ce44">
            <text:p>950</text:p>
          </table:table-cell>
          <table:table-cell office:value-type="float" office:value="939" table:style-name="ce44">
            <text:p>939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66" table:style-name="ce44">
            <text:p>1,366</text:p>
          </table:table-cell>
          <table:table-cell office:value-type="float" office:value="4192" table:style-name="ce45">
            <text:p>4,192</text:p>
          </table:table-cell>
          <table:table-cell office:value-type="float" office:value="2207" table:style-name="ce44">
            <text:p>2,207</text:p>
          </table:table-cell>
          <table:table-cell office:value-type="float" office:value="1985" table:style-name="ce44">
            <text:p>1,985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3" table:style-name="ce49">
            <text:p>863</text:p>
          </table:table-cell>
          <table:table-cell office:value-type="float" office:value="3147" table:style-name="ce50">
            <text:p>3,147</text:p>
          </table:table-cell>
          <table:table-cell office:value-type="float" office:value="1625" table:style-name="ce49">
            <text:p>1,625</text:p>
          </table:table-cell>
          <table:table-cell office:value-type="float" office:value="1522" table:style-name="ce49">
            <text:p>1,522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3148" table:style-name="ce57">
            <text:p>173,148</text:p>
          </table:table-cell>
          <table:table-cell office:value-type="float" office:value="452334" table:style-name="ce41">
            <text:p>452,334</text:p>
          </table:table-cell>
          <table:table-cell office:value-type="float" office:value="227864" table:style-name="ce41">
            <text:p>227,864</text:p>
          </table:table-cell>
          <table:table-cell office:value-type="float" office:value="224470" table:style-name="ce58">
            <text:p>224,4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233" table:style-name="ce59">
            <text:p>37,233</text:p>
          </table:table-cell>
          <table:table-cell office:value-type="float" office:value="95314" table:style-name="ce45">
            <text:p>95,314</text:p>
          </table:table-cell>
          <table:table-cell office:value-type="float" office:value="46357" table:style-name="ce45">
            <text:p>46,357</text:p>
          </table:table-cell>
          <table:table-cell office:value-type="float" office:value="48957" table:style-name="ce60">
            <text:p>48,9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85" table:style-name="ce59">
            <text:p>26,785</text:p>
          </table:table-cell>
          <table:table-cell office:value-type="float" office:value="71394" table:style-name="ce45">
            <text:p>71,394</text:p>
          </table:table-cell>
          <table:table-cell office:value-type="float" office:value="33644" table:style-name="ce45">
            <text:p>33,644</text:p>
          </table:table-cell>
          <table:table-cell office:value-type="float" office:value="37750" table:style-name="ce60">
            <text:p>37,7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43" table:style-name="ce59">
            <text:p>14,443</text:p>
          </table:table-cell>
          <table:table-cell office:value-type="float" office:value="38680" table:style-name="ce45">
            <text:p>38,680</text:p>
          </table:table-cell>
          <table:table-cell office:value-type="float" office:value="19703" table:style-name="ce45">
            <text:p>19,703</text:p>
          </table:table-cell>
          <table:table-cell office:value-type="float" office:value="18977" table:style-name="ce60">
            <text:p>18,9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467" table:style-name="ce59">
            <text:p>10,467</text:p>
          </table:table-cell>
          <table:table-cell office:value-type="float" office:value="28731" table:style-name="ce45">
            <text:p>28,731</text:p>
          </table:table-cell>
          <table:table-cell office:value-type="float" office:value="14776" table:style-name="ce45">
            <text:p>14,776</text:p>
          </table:table-cell>
          <table:table-cell office:value-type="float" office:value="13955" table:style-name="ce60">
            <text:p>13,9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439" table:style-name="ce59">
            <text:p>14,439</text:p>
          </table:table-cell>
          <table:table-cell office:value-type="float" office:value="35150" table:style-name="ce45">
            <text:p>35,150</text:p>
          </table:table-cell>
          <table:table-cell office:value-type="float" office:value="18196" table:style-name="ce45">
            <text:p>18,196</text:p>
          </table:table-cell>
          <table:table-cell office:value-type="float" office:value="16954" table:style-name="ce60">
            <text:p>16,9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196" table:style-name="ce59">
            <text:p>9,196</text:p>
          </table:table-cell>
          <table:table-cell office:value-type="float" office:value="24399" table:style-name="ce45">
            <text:p>24,399</text:p>
          </table:table-cell>
          <table:table-cell office:value-type="float" office:value="12792" table:style-name="ce45">
            <text:p>12,792</text:p>
          </table:table-cell>
          <table:table-cell office:value-type="float" office:value="11607" table:style-name="ce60">
            <text:p>11,6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045" table:style-name="ce59">
            <text:p>12,045</text:p>
          </table:table-cell>
          <table:table-cell office:value-type="float" office:value="32173" table:style-name="ce45">
            <text:p>32,173</text:p>
          </table:table-cell>
          <table:table-cell office:value-type="float" office:value="16974" table:style-name="ce45">
            <text:p>16,974</text:p>
          </table:table-cell>
          <table:table-cell office:value-type="float" office:value="15199" table:style-name="ce60">
            <text:p>15,1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19883" table:style-name="ce59">
            <text:p>19,883</text:p>
          </table:table-cell>
          <table:table-cell office:value-type="float" office:value="52959" table:style-name="ce45">
            <text:p>52,959</text:p>
          </table:table-cell>
          <table:table-cell office:value-type="float" office:value="27017" table:style-name="ce45">
            <text:p>27,017</text:p>
          </table:table-cell>
          <table:table-cell office:value-type="float" office:value="25942" table:style-name="ce60">
            <text:p>25,9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5761" table:style-name="ce59">
            <text:p>15,761</text:p>
          </table:table-cell>
          <table:table-cell office:value-type="float" office:value="40285" table:style-name="ce45">
            <text:p>40,285</text:p>
          </table:table-cell>
          <table:table-cell office:value-type="float" office:value="20642" table:style-name="ce45">
            <text:p>20,642</text:p>
          </table:table-cell>
          <table:table-cell office:value-type="float" office:value="19643" table:style-name="ce60">
            <text:p>19,6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8886" table:style-name="ce59">
            <text:p>8,886</text:p>
          </table:table-cell>
          <table:table-cell office:value-type="float" office:value="21212" table:style-name="ce45">
            <text:p>21,212</text:p>
          </table:table-cell>
          <table:table-cell office:value-type="float" office:value="11399" table:style-name="ce45">
            <text:p>11,399</text:p>
          </table:table-cell>
          <table:table-cell office:value-type="float" office:value="9813" table:style-name="ce60">
            <text:p>9,8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79" table:style-name="ce59">
            <text:p>1,979</text:p>
          </table:table-cell>
          <table:table-cell office:value-type="float" office:value="6081" table:style-name="ce45">
            <text:p>6,081</text:p>
          </table:table-cell>
          <table:table-cell office:value-type="float" office:value="3283" table:style-name="ce45">
            <text:p>3,283</text:p>
          </table:table-cell>
          <table:table-cell office:value-type="float" office:value="2798" table:style-name="ce60">
            <text:p>2,79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31" table:style-name="ce62">
            <text:p>2,031</text:p>
          </table:table-cell>
          <table:table-cell office:value-type="float" office:value="5956" table:style-name="ce50">
            <text:p>5,956</text:p>
          </table:table-cell>
          <table:table-cell office:value-type="float" office:value="3081" table:style-name="ce50">
            <text:p>3,081</text:p>
          </table:table-cell>
          <table:table-cell office:value-type="float" office:value="2875" table:style-name="ce63">
            <text:p>2,875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0年05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07603" table:style-name="ce57">
            <text:p>207,603</text:p>
          </table:table-cell>
          <table:table-cell office:value-type="float" office:value="572872" table:style-name="ce41">
            <text:p>572,872</text:p>
          </table:table-cell>
          <table:table-cell office:value-type="float" office:value="292350" table:style-name="ce41">
            <text:p>292,350</text:p>
          </table:table-cell>
          <table:table-cell office:value-type="float" office:value="280522" table:style-name="ce58">
            <text:p>280,52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5642" table:style-name="ce59">
            <text:p>75,642</text:p>
          </table:table-cell>
          <table:table-cell office:value-type="float" office:value="203241" table:style-name="ce45">
            <text:p>203,241</text:p>
          </table:table-cell>
          <table:table-cell office:value-type="float" office:value="101095" table:style-name="ce45">
            <text:p>101,095</text:p>
          </table:table-cell>
          <table:table-cell office:value-type="float" office:value="102146" table:style-name="ce60">
            <text:p>102,14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48" table:style-name="ce59">
            <text:p>9,348</text:p>
          </table:table-cell>
          <table:table-cell office:value-type="float" office:value="27605" table:style-name="ce91">
            <text:p>27,605</text:p>
          </table:table-cell>
          <table:table-cell office:value-type="float" office:value="14848" table:style-name="ce45">
            <text:p>14,848</text:p>
          </table:table-cell>
          <table:table-cell office:value-type="float" office:value="12757" table:style-name="ce60">
            <text:p>12,75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424" table:style-name="ce59">
            <text:p>11,424</text:p>
          </table:table-cell>
          <table:table-cell office:value-type="float" office:value="33006" table:style-name="ce91">
            <text:p>33,006</text:p>
          </table:table-cell>
          <table:table-cell office:value-type="float" office:value="17580" table:style-name="ce45">
            <text:p>17,580</text:p>
          </table:table-cell>
          <table:table-cell office:value-type="float" office:value="15426" table:style-name="ce60">
            <text:p>15,42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479" table:style-name="ce59">
            <text:p>35,479</text:p>
          </table:table-cell>
          <table:table-cell office:value-type="float" office:value="96898" table:style-name="ce91">
            <text:p>96,898</text:p>
          </table:table-cell>
          <table:table-cell office:value-type="float" office:value="48804" table:style-name="ce45">
            <text:p>48,804</text:p>
          </table:table-cell>
          <table:table-cell office:value-type="float" office:value="48094" table:style-name="ce60">
            <text:p>48,09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8942" table:style-name="ce59">
            <text:p>28,942</text:p>
          </table:table-cell>
          <table:table-cell office:value-type="float" office:value="79276" table:style-name="ce91">
            <text:p>79,276</text:p>
          </table:table-cell>
          <table:table-cell office:value-type="float" office:value="40095" table:style-name="ce45">
            <text:p>40,095</text:p>
          </table:table-cell>
          <table:table-cell office:value-type="float" office:value="39181" table:style-name="ce60">
            <text:p>39,18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93" table:style-name="ce59">
            <text:p>4,393</text:p>
          </table:table-cell>
          <table:table-cell office:value-type="float" office:value="12458" table:style-name="ce91">
            <text:p>12,458</text:p>
          </table:table-cell>
          <table:table-cell office:value-type="float" office:value="6765" table:style-name="ce45">
            <text:p>6,765</text:p>
          </table:table-cell>
          <table:table-cell office:value-type="float" office:value="5693" table:style-name="ce60">
            <text:p>5,69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19559" table:style-name="ce59">
            <text:p>19,559</text:p>
          </table:table-cell>
          <table:table-cell office:value-type="float" office:value="57648" table:style-name="ce91">
            <text:p>57,648</text:p>
          </table:table-cell>
          <table:table-cell office:value-type="float" office:value="29535" table:style-name="ce45">
            <text:p>29,535</text:p>
          </table:table-cell>
          <table:table-cell office:value-type="float" office:value="28113" table:style-name="ce60">
            <text:p>28,11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6911" table:style-name="ce59">
            <text:p>6,911</text:p>
          </table:table-cell>
          <table:table-cell office:value-type="float" office:value="19871" table:style-name="ce91">
            <text:p>19,871</text:p>
          </table:table-cell>
          <table:table-cell office:value-type="float" office:value="10503" table:style-name="ce45">
            <text:p>10,503</text:p>
          </table:table-cell>
          <table:table-cell office:value-type="float" office:value="9368" table:style-name="ce60">
            <text:p>9,36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6010" table:style-name="ce59">
            <text:p>6,010</text:p>
          </table:table-cell>
          <table:table-cell office:value-type="float" office:value="14572" table:style-name="ce91">
            <text:p>14,572</text:p>
          </table:table-cell>
          <table:table-cell office:value-type="float" office:value="7931" table:style-name="ce45">
            <text:p>7,931</text:p>
          </table:table-cell>
          <table:table-cell office:value-type="float" office:value="6641" table:style-name="ce60">
            <text:p>6,64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123" table:style-name="ce59">
            <text:p>3,123</text:p>
          </table:table-cell>
          <table:table-cell office:value-type="float" office:value="8929" table:style-name="ce91">
            <text:p>8,929</text:p>
          </table:table-cell>
          <table:table-cell office:value-type="float" office:value="4868" table:style-name="ce45">
            <text:p>4,868</text:p>
          </table:table-cell>
          <table:table-cell office:value-type="float" office:value="4061" table:style-name="ce60">
            <text:p>4,06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85" table:style-name="ce59">
            <text:p>2,085</text:p>
          </table:table-cell>
          <table:table-cell office:value-type="float" office:value="5348" table:style-name="ce91">
            <text:p>5,348</text:p>
          </table:table-cell>
          <table:table-cell office:value-type="float" office:value="2945" table:style-name="ce45">
            <text:p>2,945</text:p>
          </table:table-cell>
          <table:table-cell office:value-type="float" office:value="2403" table:style-name="ce60">
            <text:p>2,403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25" table:style-name="ce59">
            <text:p>2,925</text:p>
          </table:table-cell>
          <table:table-cell office:value-type="float" office:value="9565" table:style-name="ce91">
            <text:p>9,565</text:p>
          </table:table-cell>
          <table:table-cell office:value-type="float" office:value="4974" table:style-name="ce45">
            <text:p>4,974</text:p>
          </table:table-cell>
          <table:table-cell office:value-type="float" office:value="4591" table:style-name="ce60">
            <text:p>4,591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2" table:style-name="ce62">
            <text:p>1,762</text:p>
          </table:table-cell>
          <table:table-cell office:value-type="float" office:value="4455" table:style-name="ce94">
            <text:p>4,455</text:p>
          </table:table-cell>
          <table:table-cell office:value-type="float" office:value="2407" table:style-name="ce50">
            <text:p>2,407</text:p>
          </table:table-cell>
          <table:table-cell office:value-type="float" office:value="2048" table:style-name="ce63">
            <text:p>2,04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4213" table:style-name="ce57">
            <text:p>194,213</text:p>
          </table:table-cell>
          <table:table-cell office:value-type="float" office:value="540917" table:style-name="ce41">
            <text:p>540,917</text:p>
          </table:table-cell>
          <table:table-cell office:value-type="float" office:value="278808" table:style-name="ce41">
            <text:p>278,808</text:p>
          </table:table-cell>
          <table:table-cell office:value-type="float" office:value="262109" table:style-name="ce58">
            <text:p>262,1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337" table:style-name="ce59">
            <text:p>32,337</text:p>
          </table:table-cell>
          <table:table-cell office:value-type="float" office:value="87452" table:style-name="ce45">
            <text:p>87,452</text:p>
          </table:table-cell>
          <table:table-cell office:value-type="float" office:value="43547" table:style-name="ce45">
            <text:p>43,547</text:p>
          </table:table-cell>
          <table:table-cell office:value-type="float" office:value="43905" table:style-name="ce60">
            <text:p>43,905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7527" table:style-name="ce59">
            <text:p>37,527</text:p>
          </table:table-cell>
          <table:table-cell office:value-type="float" office:value="104772" table:style-name="ce45">
            <text:p>104,772</text:p>
          </table:table-cell>
          <table:table-cell office:value-type="float" office:value="52778" table:style-name="ce45">
            <text:p>52,778</text:p>
          </table:table-cell>
          <table:table-cell office:value-type="float" office:value="51994" table:style-name="ce60">
            <text:p>51,994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074" table:style-name="ce59">
            <text:p>15,074</text:p>
          </table:table-cell>
          <table:table-cell office:value-type="float" office:value="44483" table:style-name="ce45">
            <text:p>44,483</text:p>
          </table:table-cell>
          <table:table-cell office:value-type="float" office:value="23210" table:style-name="ce45">
            <text:p>23,210</text:p>
          </table:table-cell>
          <table:table-cell office:value-type="float" office:value="21273" table:style-name="ce60">
            <text:p>21,2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65" table:style-name="ce59">
            <text:p>11,565</text:p>
          </table:table-cell>
          <table:table-cell office:value-type="float" office:value="32775" table:style-name="ce45">
            <text:p>32,775</text:p>
          </table:table-cell>
          <table:table-cell office:value-type="float" office:value="17332" table:style-name="ce45">
            <text:p>17,332</text:p>
          </table:table-cell>
          <table:table-cell office:value-type="float" office:value="15443" table:style-name="ce60">
            <text:p>15,4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1489" table:style-name="ce59">
            <text:p>31,489</text:p>
          </table:table-cell>
          <table:table-cell office:value-type="float" office:value="87288" table:style-name="ce45">
            <text:p>87,288</text:p>
          </table:table-cell>
          <table:table-cell office:value-type="float" office:value="44030" table:style-name="ce45">
            <text:p>44,030</text:p>
          </table:table-cell>
          <table:table-cell office:value-type="float" office:value="43258" table:style-name="ce60">
            <text:p>43,2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13" table:style-name="ce59">
            <text:p>12,113</text:p>
          </table:table-cell>
          <table:table-cell office:value-type="float" office:value="35015" table:style-name="ce45">
            <text:p>35,015</text:p>
          </table:table-cell>
          <table:table-cell office:value-type="float" office:value="18530" table:style-name="ce45">
            <text:p>18,530</text:p>
          </table:table-cell>
          <table:table-cell office:value-type="float" office:value="16485" table:style-name="ce60">
            <text:p>16,4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97" table:style-name="ce59">
            <text:p>5,897</text:p>
          </table:table-cell>
          <table:table-cell office:value-type="float" office:value="16039" table:style-name="ce45">
            <text:p>16,039</text:p>
          </table:table-cell>
          <table:table-cell office:value-type="float" office:value="8399" table:style-name="ce45">
            <text:p>8,399</text:p>
          </table:table-cell>
          <table:table-cell office:value-type="float" office:value="7640" table:style-name="ce60">
            <text:p>7,6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65" table:style-name="ce59">
            <text:p>5,265</text:p>
          </table:table-cell>
          <table:table-cell office:value-type="float" office:value="13756" table:style-name="ce45">
            <text:p>13,756</text:p>
          </table:table-cell>
          <table:table-cell office:value-type="float" office:value="7340" table:style-name="ce45">
            <text:p>7,340</text:p>
          </table:table-cell>
          <table:table-cell office:value-type="float" office:value="6416" table:style-name="ce60">
            <text:p>6,4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39" table:style-name="ce59">
            <text:p>10,839</text:p>
          </table:table-cell>
          <table:table-cell office:value-type="float" office:value="32208" table:style-name="ce45">
            <text:p>32,208</text:p>
          </table:table-cell>
          <table:table-cell office:value-type="float" office:value="16777" table:style-name="ce45">
            <text:p>16,777</text:p>
          </table:table-cell>
          <table:table-cell office:value-type="float" office:value="15431" table:style-name="ce60">
            <text:p>15,4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112" table:style-name="ce59">
            <text:p>6,112</text:p>
          </table:table-cell>
          <table:table-cell office:value-type="float" office:value="17080" table:style-name="ce45">
            <text:p>17,080</text:p>
          </table:table-cell>
          <table:table-cell office:value-type="float" office:value="9071" table:style-name="ce45">
            <text:p>9,071</text:p>
          </table:table-cell>
          <table:table-cell office:value-type="float" office:value="8009" table:style-name="ce60">
            <text:p>8,0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907" table:style-name="ce59">
            <text:p>3,907</text:p>
          </table:table-cell>
          <table:table-cell office:value-type="float" office:value="9467" table:style-name="ce45">
            <text:p>9,467</text:p>
          </table:table-cell>
          <table:table-cell office:value-type="float" office:value="5213" table:style-name="ce45">
            <text:p>5,213</text:p>
          </table:table-cell>
          <table:table-cell office:value-type="float" office:value="4254" table:style-name="ce60">
            <text:p>4,2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6" table:style-name="ce59">
            <text:p>3,616</text:p>
          </table:table-cell>
          <table:table-cell office:value-type="float" office:value="10149" table:style-name="ce45">
            <text:p>10,149</text:p>
          </table:table-cell>
          <table:table-cell office:value-type="float" office:value="5386" table:style-name="ce45">
            <text:p>5,386</text:p>
          </table:table-cell>
          <table:table-cell office:value-type="float" office:value="4763" table:style-name="ce60">
            <text:p>4,7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44" table:style-name="ce59">
            <text:p>5,644</text:p>
          </table:table-cell>
          <table:table-cell office:value-type="float" office:value="15551" table:style-name="ce45">
            <text:p>15,551</text:p>
          </table:table-cell>
          <table:table-cell office:value-type="float" office:value="8237" table:style-name="ce45">
            <text:p>8,237</text:p>
          </table:table-cell>
          <table:table-cell office:value-type="float" office:value="7314" table:style-name="ce60">
            <text:p>7,3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35" table:style-name="ce59">
            <text:p>2,635</text:p>
          </table:table-cell>
          <table:table-cell office:value-type="float" office:value="6655" table:style-name="ce45">
            <text:p>6,655</text:p>
          </table:table-cell>
          <table:table-cell office:value-type="float" office:value="3734" table:style-name="ce45">
            <text:p>3,734</text:p>
          </table:table-cell>
          <table:table-cell office:value-type="float" office:value="2921" table:style-name="ce60">
            <text:p>2,9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42" table:style-name="ce59">
            <text:p>4,142</text:p>
          </table:table-cell>
          <table:table-cell office:value-type="float" office:value="12123" table:style-name="ce45">
            <text:p>12,123</text:p>
          </table:table-cell>
          <table:table-cell office:value-type="float" office:value="6435" table:style-name="ce45">
            <text:p>6,435</text:p>
          </table:table-cell>
          <table:table-cell office:value-type="float" office:value="5688" table:style-name="ce60">
            <text:p>5,6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35" table:style-name="ce59">
            <text:p>2,335</text:p>
          </table:table-cell>
          <table:table-cell office:value-type="float" office:value="6291" table:style-name="ce45">
            <text:p>6,291</text:p>
          </table:table-cell>
          <table:table-cell office:value-type="float" office:value="3429" table:style-name="ce45">
            <text:p>3,429</text:p>
          </table:table-cell>
          <table:table-cell office:value-type="float" office:value="2862" table:style-name="ce60">
            <text:p>2,8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20" table:style-name="ce59">
            <text:p>1,720</text:p>
          </table:table-cell>
          <table:table-cell office:value-type="float" office:value="4106" table:style-name="ce45">
            <text:p>4,106</text:p>
          </table:table-cell>
          <table:table-cell office:value-type="float" office:value="2285" table:style-name="ce45">
            <text:p>2,285</text:p>
          </table:table-cell>
          <table:table-cell office:value-type="float" office:value="1821" table:style-name="ce60">
            <text:p>1,821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6" table:style-name="ce62">
            <text:p>1,996</text:p>
          </table:table-cell>
          <table:table-cell office:value-type="float" office:value="5707" table:style-name="ce50">
            <text:p>5,707</text:p>
          </table:table-cell>
          <table:table-cell office:value-type="float" office:value="3075" table:style-name="ce50">
            <text:p>3,075</text:p>
          </table:table-cell>
          <table:table-cell office:value-type="float" office:value="2632" table:style-name="ce63">
            <text:p>2,63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397402" table:style-name="ce57">
            <text:p>397,402</text:p>
          </table:table-cell>
          <table:table-cell office:value-type="float" office:value="1261770" table:style-name="ce41">
            <text:p>1,261,770</text:p>
          </table:table-cell>
          <table:table-cell office:value-type="float" office:value="641205" table:style-name="ce41">
            <text:p>641,205</text:p>
          </table:table-cell>
          <table:table-cell office:value-type="float" office:value="620565" table:style-name="ce58">
            <text:p>620,5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186" table:style-name="ce59">
            <text:p>78,186</text:p>
          </table:table-cell>
          <table:table-cell office:value-type="float" office:value="230153" table:style-name="ce45">
            <text:p>230,153</text:p>
          </table:table-cell>
          <table:table-cell office:value-type="float" office:value="113198" table:style-name="ce45">
            <text:p>113,198</text:p>
          </table:table-cell>
          <table:table-cell office:value-type="float" office:value="116955" table:style-name="ce60">
            <text:p>116,9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061" table:style-name="ce59">
            <text:p>41,061</text:p>
          </table:table-cell>
          <table:table-cell office:value-type="float" office:value="123634" table:style-name="ce45">
            <text:p>123,634</text:p>
          </table:table-cell>
          <table:table-cell office:value-type="float" office:value="61182" table:style-name="ce45">
            <text:p>61,182</text:p>
          </table:table-cell>
          <table:table-cell office:value-type="float" office:value="62452" table:style-name="ce60">
            <text:p>62,452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342" table:style-name="ce59">
            <text:p>25,342</text:p>
          </table:table-cell>
          <table:table-cell office:value-type="float" office:value="86266" table:style-name="ce45">
            <text:p>86,266</text:p>
          </table:table-cell>
          <table:table-cell office:value-type="float" office:value="43765" table:style-name="ce45">
            <text:p>43,765</text:p>
          </table:table-cell>
          <table:table-cell office:value-type="float" office:value="42501" table:style-name="ce60">
            <text:p>42,5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542" table:style-name="ce59">
            <text:p>27,542</text:p>
          </table:table-cell>
          <table:table-cell office:value-type="float" office:value="89856" table:style-name="ce45">
            <text:p>89,856</text:p>
          </table:table-cell>
          <table:table-cell office:value-type="float" office:value="45718" table:style-name="ce45">
            <text:p>45,718</text:p>
          </table:table-cell>
          <table:table-cell office:value-type="float" office:value="44138" table:style-name="ce60">
            <text:p>44,1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128" table:style-name="ce59">
            <text:p>11,128</text:p>
          </table:table-cell>
          <table:table-cell office:value-type="float" office:value="33332" table:style-name="ce45">
            <text:p>33,332</text:p>
          </table:table-cell>
          <table:table-cell office:value-type="float" office:value="16746" table:style-name="ce45">
            <text:p>16,746</text:p>
          </table:table-cell>
          <table:table-cell office:value-type="float" office:value="16586" table:style-name="ce60">
            <text:p>16,5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721" table:style-name="ce59">
            <text:p>16,721</text:p>
          </table:table-cell>
          <table:table-cell office:value-type="float" office:value="54628" table:style-name="ce45">
            <text:p>54,628</text:p>
          </table:table-cell>
          <table:table-cell office:value-type="float" office:value="27649" table:style-name="ce45">
            <text:p>27,649</text:p>
          </table:table-cell>
          <table:table-cell office:value-type="float" office:value="26979" table:style-name="ce60">
            <text:p>26,9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02" table:style-name="ce59">
            <text:p>13,402</text:p>
          </table:table-cell>
          <table:table-cell office:value-type="float" office:value="40475" table:style-name="ce45">
            <text:p>40,475</text:p>
          </table:table-cell>
          <table:table-cell office:value-type="float" office:value="20761" table:style-name="ce45">
            <text:p>20,761</text:p>
          </table:table-cell>
          <table:table-cell office:value-type="float" office:value="19714" table:style-name="ce60">
            <text:p>19,7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278" table:style-name="ce59">
            <text:p>15,278</text:p>
          </table:table-cell>
          <table:table-cell office:value-type="float" office:value="49417" table:style-name="ce45">
            <text:p>49,417</text:p>
          </table:table-cell>
          <table:table-cell office:value-type="float" office:value="25300" table:style-name="ce45">
            <text:p>25,300</text:p>
          </table:table-cell>
          <table:table-cell office:value-type="float" office:value="24117" table:style-name="ce60">
            <text:p>24,1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47" table:style-name="ce59">
            <text:p>4,547</text:p>
          </table:table-cell>
          <table:table-cell office:value-type="float" office:value="16601" table:style-name="ce45">
            <text:p>16,601</text:p>
          </table:table-cell>
          <table:table-cell office:value-type="float" office:value="8551" table:style-name="ce45">
            <text:p>8,551</text:p>
          </table:table-cell>
          <table:table-cell office:value-type="float" office:value="8050" table:style-name="ce60">
            <text:p>8,0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601" table:style-name="ce59">
            <text:p>10,601</text:p>
          </table:table-cell>
          <table:table-cell office:value-type="float" office:value="37767" table:style-name="ce45">
            <text:p>37,767</text:p>
          </table:table-cell>
          <table:table-cell office:value-type="float" office:value="19081" table:style-name="ce45">
            <text:p>19,081</text:p>
          </table:table-cell>
          <table:table-cell office:value-type="float" office:value="18686" table:style-name="ce60">
            <text:p>18,6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240" table:style-name="ce59">
            <text:p>13,240</text:p>
          </table:table-cell>
          <table:table-cell office:value-type="float" office:value="46112" table:style-name="ce45">
            <text:p>46,112</text:p>
          </table:table-cell>
          <table:table-cell office:value-type="float" office:value="24031" table:style-name="ce45">
            <text:p>24,031</text:p>
          </table:table-cell>
          <table:table-cell office:value-type="float" office:value="22081" table:style-name="ce60">
            <text:p>22,0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158" table:style-name="ce59">
            <text:p>11,158</text:p>
          </table:table-cell>
          <table:table-cell office:value-type="float" office:value="38840" table:style-name="ce45">
            <text:p>38,840</text:p>
          </table:table-cell>
          <table:table-cell office:value-type="float" office:value="20008" table:style-name="ce45">
            <text:p>20,008</text:p>
          </table:table-cell>
          <table:table-cell office:value-type="float" office:value="18832" table:style-name="ce60">
            <text:p>18,8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472" table:style-name="ce59">
            <text:p>14,472</text:p>
          </table:table-cell>
          <table:table-cell office:value-type="float" office:value="45070" table:style-name="ce45">
            <text:p>45,070</text:p>
          </table:table-cell>
          <table:table-cell office:value-type="float" office:value="23100" table:style-name="ce45">
            <text:p>23,100</text:p>
          </table:table-cell>
          <table:table-cell office:value-type="float" office:value="21970" table:style-name="ce60">
            <text:p>21,9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24" table:style-name="ce59">
            <text:p>6,824</text:p>
          </table:table-cell>
          <table:table-cell office:value-type="float" office:value="22980" table:style-name="ce45">
            <text:p>22,980</text:p>
          </table:table-cell>
          <table:table-cell office:value-type="float" office:value="12114" table:style-name="ce45">
            <text:p>12,114</text:p>
          </table:table-cell>
          <table:table-cell office:value-type="float" office:value="10866" table:style-name="ce60">
            <text:p>10,8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1763" table:style-name="ce59">
            <text:p>11,763</text:p>
          </table:table-cell>
          <table:table-cell office:value-type="float" office:value="38971" table:style-name="ce45">
            <text:p>38,971</text:p>
          </table:table-cell>
          <table:table-cell office:value-type="float" office:value="19888" table:style-name="ce45">
            <text:p>19,888</text:p>
          </table:table-cell>
          <table:table-cell office:value-type="float" office:value="19083" table:style-name="ce60">
            <text:p>19,0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30" table:style-name="ce59">
            <text:p>9,330</text:p>
          </table:table-cell>
          <table:table-cell office:value-type="float" office:value="31823" table:style-name="ce45">
            <text:p>31,823</text:p>
          </table:table-cell>
          <table:table-cell office:value-type="float" office:value="16692" table:style-name="ce45">
            <text:p>16,692</text:p>
          </table:table-cell>
          <table:table-cell office:value-type="float" office:value="15131" table:style-name="ce60">
            <text:p>15,1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0941" table:style-name="ce59">
            <text:p>10,941</text:p>
          </table:table-cell>
          <table:table-cell office:value-type="float" office:value="34247" table:style-name="ce45">
            <text:p>34,247</text:p>
          </table:table-cell>
          <table:table-cell office:value-type="float" office:value="17571" table:style-name="ce45">
            <text:p>17,571</text:p>
          </table:table-cell>
          <table:table-cell office:value-type="float" office:value="16676" table:style-name="ce60">
            <text:p>16,6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112" table:style-name="ce59">
            <text:p>11,112</text:p>
          </table:table-cell>
          <table:table-cell office:value-type="float" office:value="36116" table:style-name="ce45">
            <text:p>36,116</text:p>
          </table:table-cell>
          <table:table-cell office:value-type="float" office:value="18694" table:style-name="ce45">
            <text:p>18,694</text:p>
          </table:table-cell>
          <table:table-cell office:value-type="float" office:value="17422" table:style-name="ce60">
            <text:p>17,4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184" table:style-name="ce59">
            <text:p>13,184</text:p>
          </table:table-cell>
          <table:table-cell office:value-type="float" office:value="42282" table:style-name="ce45">
            <text:p>42,282</text:p>
          </table:table-cell>
          <table:table-cell office:value-type="float" office:value="21713" table:style-name="ce45">
            <text:p>21,713</text:p>
          </table:table-cell>
          <table:table-cell office:value-type="float" office:value="20569" table:style-name="ce60">
            <text:p>20,5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293" table:style-name="ce59">
            <text:p>5,293</text:p>
          </table:table-cell>
          <table:table-cell office:value-type="float" office:value="14520" table:style-name="ce45">
            <text:p>14,520</text:p>
          </table:table-cell>
          <table:table-cell office:value-type="float" office:value="7660" table:style-name="ce45">
            <text:p>7,660</text:p>
          </table:table-cell>
          <table:table-cell office:value-type="float" office:value="6860" table:style-name="ce60">
            <text:p>6,8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163" table:style-name="ce59">
            <text:p>8,163</text:p>
          </table:table-cell>
          <table:table-cell office:value-type="float" office:value="26630" table:style-name="ce45">
            <text:p>26,630</text:p>
          </table:table-cell>
          <table:table-cell office:value-type="float" office:value="13753" table:style-name="ce45">
            <text:p>13,753</text:p>
          </table:table-cell>
          <table:table-cell office:value-type="float" office:value="12877" table:style-name="ce60">
            <text:p>12,8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182" table:style-name="ce59">
            <text:p>9,182</text:p>
          </table:table-cell>
          <table:table-cell office:value-type="float" office:value="29922" table:style-name="ce45">
            <text:p>29,922</text:p>
          </table:table-cell>
          <table:table-cell office:value-type="float" office:value="15432" table:style-name="ce45">
            <text:p>15,432</text:p>
          </table:table-cell>
          <table:table-cell office:value-type="float" office:value="14490" table:style-name="ce60">
            <text:p>14,4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25" table:style-name="ce59">
            <text:p>10,125</text:p>
          </table:table-cell>
          <table:table-cell office:value-type="float" office:value="32456" table:style-name="ce45">
            <text:p>32,456</text:p>
          </table:table-cell>
          <table:table-cell office:value-type="float" office:value="17136" table:style-name="ce45">
            <text:p>17,136</text:p>
          </table:table-cell>
          <table:table-cell office:value-type="float" office:value="15320" table:style-name="ce60">
            <text:p>15,3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69" table:style-name="ce59">
            <text:p>5,169</text:p>
          </table:table-cell>
          <table:table-cell office:value-type="float" office:value="15954" table:style-name="ce45">
            <text:p>15,954</text:p>
          </table:table-cell>
          <table:table-cell office:value-type="float" office:value="8608" table:style-name="ce45">
            <text:p>8,608</text:p>
          </table:table-cell>
          <table:table-cell office:value-type="float" office:value="7346" table:style-name="ce60">
            <text:p>7,3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94" table:style-name="ce59">
            <text:p>4,594</text:p>
          </table:table-cell>
          <table:table-cell office:value-type="float" office:value="14708" table:style-name="ce45">
            <text:p>14,708</text:p>
          </table:table-cell>
          <table:table-cell office:value-type="float" office:value="7709" table:style-name="ce45">
            <text:p>7,709</text:p>
          </table:table-cell>
          <table:table-cell office:value-type="float" office:value="6999" table:style-name="ce60">
            <text:p>6,999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044" table:style-name="ce62">
            <text:p>9,044</text:p>
          </table:table-cell>
          <table:table-cell office:value-type="float" office:value="29010" table:style-name="ce50">
            <text:p>29,010</text:p>
          </table:table-cell>
          <table:table-cell office:value-type="float" office:value="15145" table:style-name="ce50">
            <text:p>15,145</text:p>
          </table:table-cell>
          <table:table-cell office:value-type="float" office:value="13865" table:style-name="ce63">
            <text:p>13,865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613" table:style-name="ce57">
            <text:p>179,613</text:p>
          </table:table-cell>
          <table:table-cell office:value-type="float" office:value="488689" table:style-name="ce41">
            <text:p>488,689</text:p>
          </table:table-cell>
          <table:table-cell office:value-type="float" office:value="249703" table:style-name="ce41">
            <text:p>249,703</text:p>
          </table:table-cell>
          <table:table-cell office:value-type="float" office:value="238986" table:style-name="ce58">
            <text:p>238,9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521" table:style-name="ce59">
            <text:p>35,521</text:p>
          </table:table-cell>
          <table:table-cell office:value-type="float" office:value="98901" table:style-name="ce45">
            <text:p>98,901</text:p>
          </table:table-cell>
          <table:table-cell office:value-type="float" office:value="49410" table:style-name="ce45">
            <text:p>49,410</text:p>
          </table:table-cell>
          <table:table-cell office:value-type="float" office:value="49491" table:style-name="ce60">
            <text:p>49,4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072" table:style-name="ce59">
            <text:p>29,072</text:p>
          </table:table-cell>
          <table:table-cell office:value-type="float" office:value="78908" table:style-name="ce45">
            <text:p>78,908</text:p>
          </table:table-cell>
          <table:table-cell office:value-type="float" office:value="39161" table:style-name="ce45">
            <text:p>39,161</text:p>
          </table:table-cell>
          <table:table-cell office:value-type="float" office:value="39747" table:style-name="ce60">
            <text:p>39,7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167" table:style-name="ce59">
            <text:p>34,167</text:p>
          </table:table-cell>
          <table:table-cell office:value-type="float" office:value="97324" table:style-name="ce45">
            <text:p>97,324</text:p>
          </table:table-cell>
          <table:table-cell office:value-type="float" office:value="48992" table:style-name="ce45">
            <text:p>48,992</text:p>
          </table:table-cell>
          <table:table-cell office:value-type="float" office:value="48332" table:style-name="ce60">
            <text:p>48,3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320" table:style-name="ce59">
            <text:p>20,320</text:p>
          </table:table-cell>
          <table:table-cell office:value-type="float" office:value="53183" table:style-name="ce45">
            <text:p>53,183</text:p>
          </table:table-cell>
          <table:table-cell office:value-type="float" office:value="27164" table:style-name="ce45">
            <text:p>27,164</text:p>
          </table:table-cell>
          <table:table-cell office:value-type="float" office:value="26019" table:style-name="ce60">
            <text:p>26,0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51" table:style-name="ce59">
            <text:p>4,251</text:p>
          </table:table-cell>
          <table:table-cell office:value-type="float" office:value="10363" table:style-name="ce45">
            <text:p>10,363</text:p>
          </table:table-cell>
          <table:table-cell office:value-type="float" office:value="5432" table:style-name="ce45">
            <text:p>5,432</text:p>
          </table:table-cell>
          <table:table-cell office:value-type="float" office:value="4931" table:style-name="ce60">
            <text:p>4,9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66" table:style-name="ce59">
            <text:p>12,666</text:p>
          </table:table-cell>
          <table:table-cell office:value-type="float" office:value="37312" table:style-name="ce45">
            <text:p>37,312</text:p>
          </table:table-cell>
          <table:table-cell office:value-type="float" office:value="19648" table:style-name="ce45">
            <text:p>19,648</text:p>
          </table:table-cell>
          <table:table-cell office:value-type="float" office:value="17664" table:style-name="ce60">
            <text:p>17,6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967" table:style-name="ce59">
            <text:p>7,967</text:p>
          </table:table-cell>
          <table:table-cell office:value-type="float" office:value="17071" table:style-name="ce45">
            <text:p>17,071</text:p>
          </table:table-cell>
          <table:table-cell office:value-type="float" office:value="9111" table:style-name="ce45">
            <text:p>9,111</text:p>
          </table:table-cell>
          <table:table-cell office:value-type="float" office:value="7960" table:style-name="ce60">
            <text:p>7,9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65" table:style-name="ce59">
            <text:p>5,565</text:p>
          </table:table-cell>
          <table:table-cell office:value-type="float" office:value="14165" table:style-name="ce45">
            <text:p>14,165</text:p>
          </table:table-cell>
          <table:table-cell office:value-type="float" office:value="7731" table:style-name="ce45">
            <text:p>7,731</text:p>
          </table:table-cell>
          <table:table-cell office:value-type="float" office:value="6434" table:style-name="ce60">
            <text:p>6,4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731" table:style-name="ce59">
            <text:p>5,731</text:p>
          </table:table-cell>
          <table:table-cell office:value-type="float" office:value="15314" table:style-name="ce45">
            <text:p>15,314</text:p>
          </table:table-cell>
          <table:table-cell office:value-type="float" office:value="8081" table:style-name="ce45">
            <text:p>8,081</text:p>
          </table:table-cell>
          <table:table-cell office:value-type="float" office:value="7233" table:style-name="ce60">
            <text:p>7,2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63" table:style-name="ce59">
            <text:p>7,163</text:p>
          </table:table-cell>
          <table:table-cell office:value-type="float" office:value="17759" table:style-name="ce45">
            <text:p>17,759</text:p>
          </table:table-cell>
          <table:table-cell office:value-type="float" office:value="9589" table:style-name="ce45">
            <text:p>9,589</text:p>
          </table:table-cell>
          <table:table-cell office:value-type="float" office:value="8170" table:style-name="ce60">
            <text:p>8,1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91" table:style-name="ce59">
            <text:p>7,091</text:p>
          </table:table-cell>
          <table:table-cell office:value-type="float" office:value="16859" table:style-name="ce45">
            <text:p>16,859</text:p>
          </table:table-cell>
          <table:table-cell office:value-type="float" office:value="8847" table:style-name="ce45">
            <text:p>8,847</text:p>
          </table:table-cell>
          <table:table-cell office:value-type="float" office:value="8012" table:style-name="ce60">
            <text:p>8,01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270" table:style-name="ce59">
            <text:p>5,270</text:p>
          </table:table-cell>
          <table:table-cell office:value-type="float" office:value="15781" table:style-name="ce45">
            <text:p>15,781</text:p>
          </table:table-cell>
          <table:table-cell office:value-type="float" office:value="8447" table:style-name="ce45">
            <text:p>8,447</text:p>
          </table:table-cell>
          <table:table-cell office:value-type="float" office:value="7334" table:style-name="ce60">
            <text:p>7,33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29" table:style-name="ce62">
            <text:p>4,829</text:p>
          </table:table-cell>
          <table:table-cell office:value-type="float" office:value="15749" table:style-name="ce50">
            <text:p>15,749</text:p>
          </table:table-cell>
          <table:table-cell office:value-type="float" office:value="8090" table:style-name="ce50">
            <text:p>8,090</text:p>
          </table:table-cell>
          <table:table-cell office:value-type="float" office:value="7659" table:style-name="ce63">
            <text:p>7,65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257" table:style-name="ce57">
            <text:p>244,257</text:p>
          </table:table-cell>
          <table:table-cell office:value-type="float" office:value="674152" table:style-name="ce41">
            <text:p>674,152</text:p>
          </table:table-cell>
          <table:table-cell office:value-type="float" office:value="348639" table:style-name="ce41">
            <text:p>348,639</text:p>
          </table:table-cell>
          <table:table-cell office:value-type="float" office:value="325513" table:style-name="ce58">
            <text:p>325,5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549" table:style-name="ce59">
            <text:p>39,549</text:p>
          </table:table-cell>
          <table:table-cell office:value-type="float" office:value="108552" table:style-name="ce45">
            <text:p>108,552</text:p>
          </table:table-cell>
          <table:table-cell office:value-type="float" office:value="53812" table:style-name="ce45">
            <text:p>53,812</text:p>
          </table:table-cell>
          <table:table-cell office:value-type="float" office:value="54740" table:style-name="ce60">
            <text:p>54,7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168" table:style-name="ce59">
            <text:p>16,168</text:p>
          </table:table-cell>
          <table:table-cell office:value-type="float" office:value="43926" table:style-name="ce45">
            <text:p>43,926</text:p>
          </table:table-cell>
          <table:table-cell office:value-type="float" office:value="22263" table:style-name="ce45">
            <text:p>22,263</text:p>
          </table:table-cell>
          <table:table-cell office:value-type="float" office:value="21663" table:style-name="ce60">
            <text:p>21,6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032" table:style-name="ce59">
            <text:p>26,032</text:p>
          </table:table-cell>
          <table:table-cell office:value-type="float" office:value="70811" table:style-name="ce45">
            <text:p>70,811</text:p>
          </table:table-cell>
          <table:table-cell office:value-type="float" office:value="35769" table:style-name="ce45">
            <text:p>35,769</text:p>
          </table:table-cell>
          <table:table-cell office:value-type="float" office:value="35042" table:style-name="ce60">
            <text:p>35,0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076" table:style-name="ce59">
            <text:p>15,076</text:p>
          </table:table-cell>
          <table:table-cell office:value-type="float" office:value="45289" table:style-name="ce45">
            <text:p>45,289</text:p>
          </table:table-cell>
          <table:table-cell office:value-type="float" office:value="22725" table:style-name="ce45">
            <text:p>22,725</text:p>
          </table:table-cell>
          <table:table-cell office:value-type="float" office:value="22564" table:style-name="ce60">
            <text:p>22,5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576" table:style-name="ce59">
            <text:p>9,576</text:p>
          </table:table-cell>
          <table:table-cell office:value-type="float" office:value="28156" table:style-name="ce45">
            <text:p>28,156</text:p>
          </table:table-cell>
          <table:table-cell office:value-type="float" office:value="14706" table:style-name="ce45">
            <text:p>14,706</text:p>
          </table:table-cell>
          <table:table-cell office:value-type="float" office:value="13450" table:style-name="ce60">
            <text:p>13,4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113" table:style-name="ce59">
            <text:p>16,113</text:p>
          </table:table-cell>
          <table:table-cell office:value-type="float" office:value="38866" table:style-name="ce45">
            <text:p>38,866</text:p>
          </table:table-cell>
          <table:table-cell office:value-type="float" office:value="20086" table:style-name="ce45">
            <text:p>20,086</text:p>
          </table:table-cell>
          <table:table-cell office:value-type="float" office:value="18780" table:style-name="ce60">
            <text:p>18,7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292" table:style-name="ce59">
            <text:p>11,292</text:p>
          </table:table-cell>
          <table:table-cell office:value-type="float" office:value="30673" table:style-name="ce45">
            <text:p>30,673</text:p>
          </table:table-cell>
          <table:table-cell office:value-type="float" office:value="16135" table:style-name="ce45">
            <text:p>16,135</text:p>
          </table:table-cell>
          <table:table-cell office:value-type="float" office:value="14538" table:style-name="ce60">
            <text:p>14,5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75" table:style-name="ce59">
            <text:p>6,675</text:p>
          </table:table-cell>
          <table:table-cell office:value-type="float" office:value="18563" table:style-name="ce45">
            <text:p>18,563</text:p>
          </table:table-cell>
          <table:table-cell office:value-type="float" office:value="9863" table:style-name="ce45">
            <text:p>9,863</text:p>
          </table:table-cell>
          <table:table-cell office:value-type="float" office:value="8700" table:style-name="ce60">
            <text:p>8,7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71" table:style-name="ce59">
            <text:p>9,471</text:p>
          </table:table-cell>
          <table:table-cell office:value-type="float" office:value="28170" table:style-name="ce45">
            <text:p>28,170</text:p>
          </table:table-cell>
          <table:table-cell office:value-type="float" office:value="14673" table:style-name="ce45">
            <text:p>14,673</text:p>
          </table:table-cell>
          <table:table-cell office:value-type="float" office:value="13497" table:style-name="ce60">
            <text:p>13,4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17" table:style-name="ce59">
            <text:p>6,017</text:p>
          </table:table-cell>
          <table:table-cell office:value-type="float" office:value="17468" table:style-name="ce45">
            <text:p>17,468</text:p>
          </table:table-cell>
          <table:table-cell office:value-type="float" office:value="9156" table:style-name="ce45">
            <text:p>9,156</text:p>
          </table:table-cell>
          <table:table-cell office:value-type="float" office:value="8312" table:style-name="ce60">
            <text:p>8,3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72" table:style-name="ce59">
            <text:p>8,972</text:p>
          </table:table-cell>
          <table:table-cell office:value-type="float" office:value="25863" table:style-name="ce45">
            <text:p>25,863</text:p>
          </table:table-cell>
          <table:table-cell office:value-type="float" office:value="13829" table:style-name="ce45">
            <text:p>13,829</text:p>
          </table:table-cell>
          <table:table-cell office:value-type="float" office:value="12034" table:style-name="ce60">
            <text:p>12,0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19" table:style-name="ce59">
            <text:p>8,619</text:p>
          </table:table-cell>
          <table:table-cell office:value-type="float" office:value="23754" table:style-name="ce45">
            <text:p>23,754</text:p>
          </table:table-cell>
          <table:table-cell office:value-type="float" office:value="12532" table:style-name="ce45">
            <text:p>12,532</text:p>
          </table:table-cell>
          <table:table-cell office:value-type="float" office:value="11222" table:style-name="ce60">
            <text:p>11,2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169" table:style-name="ce59">
            <text:p>15,169</text:p>
          </table:table-cell>
          <table:table-cell office:value-type="float" office:value="47943" table:style-name="ce45">
            <text:p>47,943</text:p>
          </table:table-cell>
          <table:table-cell office:value-type="float" office:value="23827" table:style-name="ce45">
            <text:p>23,827</text:p>
          </table:table-cell>
          <table:table-cell office:value-type="float" office:value="24116" table:style-name="ce60">
            <text:p>24,1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86" table:style-name="ce59">
            <text:p>5,786</text:p>
          </table:table-cell>
          <table:table-cell office:value-type="float" office:value="13996" table:style-name="ce45">
            <text:p>13,996</text:p>
          </table:table-cell>
          <table:table-cell office:value-type="float" office:value="7766" table:style-name="ce45">
            <text:p>7,766</text:p>
          </table:table-cell>
          <table:table-cell office:value-type="float" office:value="6230" table:style-name="ce60">
            <text:p>6,2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32" table:style-name="ce59">
            <text:p>4,432</text:p>
          </table:table-cell>
          <table:table-cell office:value-type="float" office:value="12391" table:style-name="ce45">
            <text:p>12,391</text:p>
          </table:table-cell>
          <table:table-cell office:value-type="float" office:value="6662" table:style-name="ce45">
            <text:p>6,662</text:p>
          </table:table-cell>
          <table:table-cell office:value-type="float" office:value="5729" table:style-name="ce60">
            <text:p>5,7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513" table:style-name="ce59">
            <text:p>8,513</text:p>
          </table:table-cell>
          <table:table-cell office:value-type="float" office:value="22832" table:style-name="ce45">
            <text:p>22,832</text:p>
          </table:table-cell>
          <table:table-cell office:value-type="float" office:value="12224" table:style-name="ce45">
            <text:p>12,224</text:p>
          </table:table-cell>
          <table:table-cell office:value-type="float" office:value="10608" table:style-name="ce60">
            <text:p>10,6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121" table:style-name="ce59">
            <text:p>9,121</text:p>
          </table:table-cell>
          <table:table-cell office:value-type="float" office:value="24502" table:style-name="ce45">
            <text:p>24,502</text:p>
          </table:table-cell>
          <table:table-cell office:value-type="float" office:value="13407" table:style-name="ce45">
            <text:p>13,407</text:p>
          </table:table-cell>
          <table:table-cell office:value-type="float" office:value="11095" table:style-name="ce60">
            <text:p>11,0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690" table:style-name="ce59">
            <text:p>8,690</text:p>
          </table:table-cell>
          <table:table-cell office:value-type="float" office:value="22179" table:style-name="ce45">
            <text:p>22,179</text:p>
          </table:table-cell>
          <table:table-cell office:value-type="float" office:value="12094" table:style-name="ce45">
            <text:p>12,094</text:p>
          </table:table-cell>
          <table:table-cell office:value-type="float" office:value="10085" table:style-name="ce60">
            <text:p>10,0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361" table:style-name="ce59">
            <text:p>9,361</text:p>
          </table:table-cell>
          <table:table-cell office:value-type="float" office:value="26237" table:style-name="ce45">
            <text:p>26,237</text:p>
          </table:table-cell>
          <table:table-cell office:value-type="float" office:value="14013" table:style-name="ce45">
            <text:p>14,013</text:p>
          </table:table-cell>
          <table:table-cell office:value-type="float" office:value="12224" table:style-name="ce60">
            <text:p>12,22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625" table:style-name="ce62">
            <text:p>9,625</text:p>
          </table:table-cell>
          <table:table-cell office:value-type="float" office:value="23981" table:style-name="ce50">
            <text:p>23,981</text:p>
          </table:table-cell>
          <table:table-cell office:value-type="float" office:value="13097" table:style-name="ce50">
            <text:p>13,097</text:p>
          </table:table-cell>
          <table:table-cell office:value-type="float" office:value="10884" table:style-name="ce63">
            <text:p>10,88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4758" table:style-name="ce57">
            <text:p>184,758</text:p>
          </table:table-cell>
          <table:table-cell office:value-type="float" office:value="497172" table:style-name="ce41">
            <text:p>497,172</text:p>
          </table:table-cell>
          <table:table-cell office:value-type="float" office:value="257845" table:style-name="ce41">
            <text:p>257,845</text:p>
          </table:table-cell>
          <table:table-cell office:value-type="float" office:value="239327" table:style-name="ce58">
            <text:p>239,3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731" table:style-name="ce59">
            <text:p>13,731</text:p>
          </table:table-cell>
          <table:table-cell office:value-type="float" office:value="38648" table:style-name="ce45">
            <text:p>38,648</text:p>
          </table:table-cell>
          <table:table-cell office:value-type="float" office:value="19666" table:style-name="ce45">
            <text:p>19,666</text:p>
          </table:table-cell>
          <table:table-cell office:value-type="float" office:value="18982" table:style-name="ce60">
            <text:p>18,9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899" table:style-name="ce59">
            <text:p>15,899</text:p>
          </table:table-cell>
          <table:table-cell office:value-type="float" office:value="41528" table:style-name="ce45">
            <text:p>41,528</text:p>
          </table:table-cell>
          <table:table-cell office:value-type="float" office:value="20918" table:style-name="ce45">
            <text:p>20,918</text:p>
          </table:table-cell>
          <table:table-cell office:value-type="float" office:value="20610" table:style-name="ce60">
            <text:p>20,6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816" table:style-name="ce59">
            <text:p>9,816</text:p>
          </table:table-cell>
          <table:table-cell office:value-type="float" office:value="25784" table:style-name="ce45">
            <text:p>25,784</text:p>
          </table:table-cell>
          <table:table-cell office:value-type="float" office:value="13133" table:style-name="ce45">
            <text:p>13,133</text:p>
          </table:table-cell>
          <table:table-cell office:value-type="float" office:value="12651" table:style-name="ce60">
            <text:p>12,6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422" table:style-name="ce59">
            <text:p>11,422</text:p>
          </table:table-cell>
          <table:table-cell office:value-type="float" office:value="30292" table:style-name="ce45">
            <text:p>30,292</text:p>
          </table:table-cell>
          <table:table-cell office:value-type="float" office:value="15416" table:style-name="ce45">
            <text:p>15,416</text:p>
          </table:table-cell>
          <table:table-cell office:value-type="float" office:value="14876" table:style-name="ce60">
            <text:p>14,8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5799" table:style-name="ce59">
            <text:p>25,799</text:p>
          </table:table-cell>
          <table:table-cell office:value-type="float" office:value="71074" table:style-name="ce45">
            <text:p>71,074</text:p>
          </table:table-cell>
          <table:table-cell office:value-type="float" office:value="36298" table:style-name="ce45">
            <text:p>36,298</text:p>
          </table:table-cell>
          <table:table-cell office:value-type="float" office:value="34776" table:style-name="ce60">
            <text:p>34,7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64" table:style-name="ce59">
            <text:p>5,264</text:p>
          </table:table-cell>
          <table:table-cell office:value-type="float" office:value="13937" table:style-name="ce45">
            <text:p>13,937</text:p>
          </table:table-cell>
          <table:table-cell office:value-type="float" office:value="7422" table:style-name="ce45">
            <text:p>7,422</text:p>
          </table:table-cell>
          <table:table-cell office:value-type="float" office:value="6515" table:style-name="ce60">
            <text:p>6,5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50" table:style-name="ce59">
            <text:p>10,850</text:p>
          </table:table-cell>
          <table:table-cell office:value-type="float" office:value="31004" table:style-name="ce45">
            <text:p>31,004</text:p>
          </table:table-cell>
          <table:table-cell office:value-type="float" office:value="16349" table:style-name="ce45">
            <text:p>16,349</text:p>
          </table:table-cell>
          <table:table-cell office:value-type="float" office:value="14655" table:style-name="ce60">
            <text:p>14,6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741" table:style-name="ce59">
            <text:p>8,741</text:p>
          </table:table-cell>
          <table:table-cell office:value-type="float" office:value="22003" table:style-name="ce45">
            <text:p>22,003</text:p>
          </table:table-cell>
          <table:table-cell office:value-type="float" office:value="11671" table:style-name="ce45">
            <text:p>11,671</text:p>
          </table:table-cell>
          <table:table-cell office:value-type="float" office:value="10332" table:style-name="ce60">
            <text:p>10,3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99" table:style-name="ce59">
            <text:p>9,099</text:p>
          </table:table-cell>
          <table:table-cell office:value-type="float" office:value="23621" table:style-name="ce45">
            <text:p>23,621</text:p>
          </table:table-cell>
          <table:table-cell office:value-type="float" office:value="12500" table:style-name="ce45">
            <text:p>12,500</text:p>
          </table:table-cell>
          <table:table-cell office:value-type="float" office:value="11121" table:style-name="ce60">
            <text:p>11,1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241" table:style-name="ce59">
            <text:p>7,241</text:p>
          </table:table-cell>
          <table:table-cell office:value-type="float" office:value="17471" table:style-name="ce45">
            <text:p>17,471</text:p>
          </table:table-cell>
          <table:table-cell office:value-type="float" office:value="9120" table:style-name="ce45">
            <text:p>9,120</text:p>
          </table:table-cell>
          <table:table-cell office:value-type="float" office:value="8351" table:style-name="ce60">
            <text:p>8,3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32" table:style-name="ce59">
            <text:p>5,732</text:p>
          </table:table-cell>
          <table:table-cell office:value-type="float" office:value="14813" table:style-name="ce45">
            <text:p>14,813</text:p>
          </table:table-cell>
          <table:table-cell office:value-type="float" office:value="7954" table:style-name="ce45">
            <text:p>7,954</text:p>
          </table:table-cell>
          <table:table-cell office:value-type="float" office:value="6859" table:style-name="ce60">
            <text:p>6,8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505" table:style-name="ce59">
            <text:p>18,505</text:p>
          </table:table-cell>
          <table:table-cell office:value-type="float" office:value="48799" table:style-name="ce45">
            <text:p>48,799</text:p>
          </table:table-cell>
          <table:table-cell office:value-type="float" office:value="25212" table:style-name="ce45">
            <text:p>25,212</text:p>
          </table:table-cell>
          <table:table-cell office:value-type="float" office:value="23587" table:style-name="ce60">
            <text:p>23,5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50" table:style-name="ce59">
            <text:p>16,150</text:p>
          </table:table-cell>
          <table:table-cell office:value-type="float" office:value="43956" table:style-name="ce45">
            <text:p>43,956</text:p>
          </table:table-cell>
          <table:table-cell office:value-type="float" office:value="22771" table:style-name="ce45">
            <text:p>22,771</text:p>
          </table:table-cell>
          <table:table-cell office:value-type="float" office:value="21185" table:style-name="ce60">
            <text:p>21,1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709" table:style-name="ce59">
            <text:p>11,709</text:p>
          </table:table-cell>
          <table:table-cell office:value-type="float" office:value="34555" table:style-name="ce45">
            <text:p>34,555</text:p>
          </table:table-cell>
          <table:table-cell office:value-type="float" office:value="18384" table:style-name="ce45">
            <text:p>18,384</text:p>
          </table:table-cell>
          <table:table-cell office:value-type="float" office:value="16171" table:style-name="ce60">
            <text:p>16,1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44" table:style-name="ce59">
            <text:p>6,744</text:p>
          </table:table-cell>
          <table:table-cell office:value-type="float" office:value="18527" table:style-name="ce45">
            <text:p>18,527</text:p>
          </table:table-cell>
          <table:table-cell office:value-type="float" office:value="9843" table:style-name="ce45">
            <text:p>9,843</text:p>
          </table:table-cell>
          <table:table-cell office:value-type="float" office:value="8684" table:style-name="ce60">
            <text:p>8,6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45" table:style-name="ce59">
            <text:p>4,245</text:p>
          </table:table-cell>
          <table:table-cell office:value-type="float" office:value="11134" table:style-name="ce45">
            <text:p>11,134</text:p>
          </table:table-cell>
          <table:table-cell office:value-type="float" office:value="5982" table:style-name="ce45">
            <text:p>5,982</text:p>
          </table:table-cell>
          <table:table-cell office:value-type="float" office:value="5152" table:style-name="ce60">
            <text:p>5,1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0" table:style-name="ce59">
            <text:p>1,930</text:p>
          </table:table-cell>
          <table:table-cell office:value-type="float" office:value="4559" table:style-name="ce45">
            <text:p>4,559</text:p>
          </table:table-cell>
          <table:table-cell office:value-type="float" office:value="2329" table:style-name="ce45">
            <text:p>2,329</text:p>
          </table:table-cell>
          <table:table-cell office:value-type="float" office:value="2230" table:style-name="ce60">
            <text:p>2,230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81" table:style-name="ce62">
            <text:p>1,881</text:p>
          </table:table-cell>
          <table:table-cell office:value-type="float" office:value="5467" table:style-name="ce50">
            <text:p>5,467</text:p>
          </table:table-cell>
          <table:table-cell office:value-type="float" office:value="2877" table:style-name="ce50">
            <text:p>2,877</text:p>
          </table:table-cell>
          <table:table-cell office:value-type="float" office:value="2590" table:style-name="ce63">
            <text:p>2,59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971" table:style-name="ce57">
            <text:p>291,971</text:p>
          </table:table-cell>
          <table:table-cell office:value-type="float" office:value="809130" table:style-name="ce41">
            <text:p>809,130</text:p>
          </table:table-cell>
          <table:table-cell office:value-type="float" office:value="412143" table:style-name="ce41">
            <text:p>412,143</text:p>
          </table:table-cell>
          <table:table-cell office:value-type="float" office:value="396987" table:style-name="ce58">
            <text:p>396,9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173" table:style-name="ce59">
            <text:p>75,173</text:p>
          </table:table-cell>
          <table:table-cell office:value-type="float" office:value="196883" table:style-name="ce45">
            <text:p>196,883</text:p>
          </table:table-cell>
          <table:table-cell office:value-type="float" office:value="96898" table:style-name="ce45">
            <text:p>96,898</text:p>
          </table:table-cell>
          <table:table-cell office:value-type="float" office:value="99985" table:style-name="ce60">
            <text:p>99,9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270" table:style-name="ce59">
            <text:p>20,270</text:p>
          </table:table-cell>
          <table:table-cell office:value-type="float" office:value="53867" table:style-name="ce45">
            <text:p>53,867</text:p>
          </table:table-cell>
          <table:table-cell office:value-type="float" office:value="26801" table:style-name="ce45">
            <text:p>26,801</text:p>
          </table:table-cell>
          <table:table-cell office:value-type="float" office:value="27066" table:style-name="ce60">
            <text:p>27,0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187" table:style-name="ce59">
            <text:p>17,187</text:p>
          </table:table-cell>
          <table:table-cell office:value-type="float" office:value="46638" table:style-name="ce45">
            <text:p>46,638</text:p>
          </table:table-cell>
          <table:table-cell office:value-type="float" office:value="23516" table:style-name="ce45">
            <text:p>23,516</text:p>
          </table:table-cell>
          <table:table-cell office:value-type="float" office:value="23122" table:style-name="ce60">
            <text:p>23,1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20" table:style-name="ce59">
            <text:p>11,920</text:p>
          </table:table-cell>
          <table:table-cell office:value-type="float" office:value="30293" table:style-name="ce45">
            <text:p>30,293</text:p>
          </table:table-cell>
          <table:table-cell office:value-type="float" office:value="15513" table:style-name="ce45">
            <text:p>15,513</text:p>
          </table:table-cell>
          <table:table-cell office:value-type="float" office:value="14780" table:style-name="ce60">
            <text:p>14,7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618" table:style-name="ce59">
            <text:p>15,618</text:p>
          </table:table-cell>
          <table:table-cell office:value-type="float" office:value="50003" table:style-name="ce45">
            <text:p>50,003</text:p>
          </table:table-cell>
          <table:table-cell office:value-type="float" office:value="25912" table:style-name="ce45">
            <text:p>25,912</text:p>
          </table:table-cell>
          <table:table-cell office:value-type="float" office:value="24091" table:style-name="ce60">
            <text:p>24,0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374" table:style-name="ce59">
            <text:p>10,374</text:p>
          </table:table-cell>
          <table:table-cell office:value-type="float" office:value="29362" table:style-name="ce45">
            <text:p>29,362</text:p>
          </table:table-cell>
          <table:table-cell office:value-type="float" office:value="15236" table:style-name="ce45">
            <text:p>15,236</text:p>
          </table:table-cell>
          <table:table-cell office:value-type="float" office:value="14126" table:style-name="ce60">
            <text:p>14,1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892" table:style-name="ce59">
            <text:p>3,892</text:p>
          </table:table-cell>
          <table:table-cell office:value-type="float" office:value="10724" table:style-name="ce45">
            <text:p>10,724</text:p>
          </table:table-cell>
          <table:table-cell office:value-type="float" office:value="5542" table:style-name="ce45">
            <text:p>5,542</text:p>
          </table:table-cell>
          <table:table-cell office:value-type="float" office:value="5182" table:style-name="ce60">
            <text:p>5,1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325" table:style-name="ce59">
            <text:p>7,325</text:p>
          </table:table-cell>
          <table:table-cell office:value-type="float" office:value="21809" table:style-name="ce45">
            <text:p>21,809</text:p>
          </table:table-cell>
          <table:table-cell office:value-type="float" office:value="11193" table:style-name="ce45">
            <text:p>11,193</text:p>
          </table:table-cell>
          <table:table-cell office:value-type="float" office:value="10616" table:style-name="ce60">
            <text:p>10,6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322" table:style-name="ce59">
            <text:p>8,322</text:p>
          </table:table-cell>
          <table:table-cell office:value-type="float" office:value="25689" table:style-name="ce45">
            <text:p>25,689</text:p>
          </table:table-cell>
          <table:table-cell office:value-type="float" office:value="13037" table:style-name="ce45">
            <text:p>13,037</text:p>
          </table:table-cell>
          <table:table-cell office:value-type="float" office:value="12652" table:style-name="ce60">
            <text:p>12,6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46" table:style-name="ce59">
            <text:p>7,946</text:p>
          </table:table-cell>
          <table:table-cell office:value-type="float" office:value="24863" table:style-name="ce45">
            <text:p>24,863</text:p>
          </table:table-cell>
          <table:table-cell office:value-type="float" office:value="12896" table:style-name="ce45">
            <text:p>12,896</text:p>
          </table:table-cell>
          <table:table-cell office:value-type="float" office:value="11967" table:style-name="ce60">
            <text:p>11,9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94" table:style-name="ce59">
            <text:p>9,194</text:p>
          </table:table-cell>
          <table:table-cell office:value-type="float" office:value="23632" table:style-name="ce45">
            <text:p>23,632</text:p>
          </table:table-cell>
          <table:table-cell office:value-type="float" office:value="12548" table:style-name="ce45">
            <text:p>12,548</text:p>
          </table:table-cell>
          <table:table-cell office:value-type="float" office:value="11084" table:style-name="ce60">
            <text:p>11,0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572" table:style-name="ce59">
            <text:p>6,572</text:p>
          </table:table-cell>
          <table:table-cell office:value-type="float" office:value="20063" table:style-name="ce45">
            <text:p>20,063</text:p>
          </table:table-cell>
          <table:table-cell office:value-type="float" office:value="10438" table:style-name="ce45">
            <text:p>10,438</text:p>
          </table:table-cell>
          <table:table-cell office:value-type="float" office:value="9625" table:style-name="ce60">
            <text:p>9,6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073" table:style-name="ce59">
            <text:p>19,073</text:p>
          </table:table-cell>
          <table:table-cell office:value-type="float" office:value="52994" table:style-name="ce45">
            <text:p>52,994</text:p>
          </table:table-cell>
          <table:table-cell office:value-type="float" office:value="27216" table:style-name="ce45">
            <text:p>27,216</text:p>
          </table:table-cell>
          <table:table-cell office:value-type="float" office:value="25778" table:style-name="ce60">
            <text:p>25,7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63" table:style-name="ce59">
            <text:p>5,663</text:p>
          </table:table-cell>
          <table:table-cell office:value-type="float" office:value="16442" table:style-name="ce45">
            <text:p>16,442</text:p>
          </table:table-cell>
          <table:table-cell office:value-type="float" office:value="8729" table:style-name="ce45">
            <text:p>8,729</text:p>
          </table:table-cell>
          <table:table-cell office:value-type="float" office:value="7713" table:style-name="ce60">
            <text:p>7,7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23" table:style-name="ce59">
            <text:p>3,423</text:p>
          </table:table-cell>
          <table:table-cell office:value-type="float" office:value="9479" table:style-name="ce45">
            <text:p>9,479</text:p>
          </table:table-cell>
          <table:table-cell office:value-type="float" office:value="5049" table:style-name="ce45">
            <text:p>5,049</text:p>
          </table:table-cell>
          <table:table-cell office:value-type="float" office:value="4430" table:style-name="ce60">
            <text:p>4,4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649" table:style-name="ce59">
            <text:p>8,649</text:p>
          </table:table-cell>
          <table:table-cell office:value-type="float" office:value="23539" table:style-name="ce45">
            <text:p>23,539</text:p>
          </table:table-cell>
          <table:table-cell office:value-type="float" office:value="12300" table:style-name="ce45">
            <text:p>12,300</text:p>
          </table:table-cell>
          <table:table-cell office:value-type="float" office:value="11239" table:style-name="ce60">
            <text:p>11,2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889" table:style-name="ce59">
            <text:p>11,889</text:p>
          </table:table-cell>
          <table:table-cell office:value-type="float" office:value="33698" table:style-name="ce45">
            <text:p>33,698</text:p>
          </table:table-cell>
          <table:table-cell office:value-type="float" office:value="17489" table:style-name="ce45">
            <text:p>17,489</text:p>
          </table:table-cell>
          <table:table-cell office:value-type="float" office:value="16209" table:style-name="ce60">
            <text:p>16,2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40" table:style-name="ce59">
            <text:p>4,540</text:p>
          </table:table-cell>
          <table:table-cell office:value-type="float" office:value="15267" table:style-name="ce45">
            <text:p>15,267</text:p>
          </table:table-cell>
          <table:table-cell office:value-type="float" office:value="7672" table:style-name="ce45">
            <text:p>7,672</text:p>
          </table:table-cell>
          <table:table-cell office:value-type="float" office:value="7595" table:style-name="ce60">
            <text:p>7,5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73" table:style-name="ce59">
            <text:p>6,673</text:p>
          </table:table-cell>
          <table:table-cell office:value-type="float" office:value="17186" table:style-name="ce45">
            <text:p>17,186</text:p>
          </table:table-cell>
          <table:table-cell office:value-type="float" office:value="8761" table:style-name="ce45">
            <text:p>8,761</text:p>
          </table:table-cell>
          <table:table-cell office:value-type="float" office:value="8425" table:style-name="ce60">
            <text:p>8,4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797" table:style-name="ce59">
            <text:p>3,797</text:p>
          </table:table-cell>
          <table:table-cell office:value-type="float" office:value="10291" table:style-name="ce45">
            <text:p>10,291</text:p>
          </table:table-cell>
          <table:table-cell office:value-type="float" office:value="5275" table:style-name="ce45">
            <text:p>5,275</text:p>
          </table:table-cell>
          <table:table-cell office:value-type="float" office:value="5016" table:style-name="ce60">
            <text:p>5,0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86" table:style-name="ce59">
            <text:p>6,986</text:p>
          </table:table-cell>
          <table:table-cell office:value-type="float" office:value="18462" table:style-name="ce45">
            <text:p>18,462</text:p>
          </table:table-cell>
          <table:table-cell office:value-type="float" office:value="9536" table:style-name="ce45">
            <text:p>9,536</text:p>
          </table:table-cell>
          <table:table-cell office:value-type="float" office:value="8926" table:style-name="ce60">
            <text:p>8,9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690" table:style-name="ce59">
            <text:p>4,690</text:p>
          </table:table-cell>
          <table:table-cell office:value-type="float" office:value="12139" table:style-name="ce45">
            <text:p>12,139</text:p>
          </table:table-cell>
          <table:table-cell office:value-type="float" office:value="6614" table:style-name="ce45">
            <text:p>6,614</text:p>
          </table:table-cell>
          <table:table-cell office:value-type="float" office:value="5525" table:style-name="ce60">
            <text:p>5,5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499" table:style-name="ce59">
            <text:p>3,499</text:p>
          </table:table-cell>
          <table:table-cell office:value-type="float" office:value="8237" table:style-name="ce45">
            <text:p>8,237</text:p>
          </table:table-cell>
          <table:table-cell office:value-type="float" office:value="4394" table:style-name="ce45">
            <text:p>4,394</text:p>
          </table:table-cell>
          <table:table-cell office:value-type="float" office:value="3843" table:style-name="ce60">
            <text:p>3,8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23" table:style-name="ce59">
            <text:p>3,023</text:p>
          </table:table-cell>
          <table:table-cell office:value-type="float" office:value="7409" table:style-name="ce45">
            <text:p>7,409</text:p>
          </table:table-cell>
          <table:table-cell office:value-type="float" office:value="4025" table:style-name="ce45">
            <text:p>4,025</text:p>
          </table:table-cell>
          <table:table-cell office:value-type="float" office:value="3384" table:style-name="ce60">
            <text:p>3,3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40" table:style-name="ce59">
            <text:p>2,040</text:p>
          </table:table-cell>
          <table:table-cell office:value-type="float" office:value="5150" table:style-name="ce45">
            <text:p>5,150</text:p>
          </table:table-cell>
          <table:table-cell office:value-type="float" office:value="2717" table:style-name="ce45">
            <text:p>2,717</text:p>
          </table:table-cell>
          <table:table-cell office:value-type="float" office:value="2433" table:style-name="ce60">
            <text:p>2,43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364" table:style-name="ce59">
            <text:p>2,364</text:p>
          </table:table-cell>
          <table:table-cell office:value-type="float" office:value="7700" table:style-name="ce45">
            <text:p>7,700</text:p>
          </table:table-cell>
          <table:table-cell office:value-type="float" office:value="3881" table:style-name="ce45">
            <text:p>3,881</text:p>
          </table:table-cell>
          <table:table-cell office:value-type="float" office:value="3819" table:style-name="ce60">
            <text:p>3,81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085" table:style-name="ce59">
            <text:p>1,085</text:p>
          </table:table-cell>
          <table:table-cell office:value-type="float" office:value="3236" table:style-name="ce45">
            <text:p>3,236</text:p>
          </table:table-cell>
          <table:table-cell office:value-type="float" office:value="1665" table:style-name="ce45">
            <text:p>1,665</text:p>
          </table:table-cell>
          <table:table-cell office:value-type="float" office:value="1571" table:style-name="ce60">
            <text:p>1,57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081" table:style-name="ce59">
            <text:p>2,081</text:p>
          </table:table-cell>
          <table:table-cell office:value-type="float" office:value="6746" table:style-name="ce45">
            <text:p>6,746</text:p>
          </table:table-cell>
          <table:table-cell office:value-type="float" office:value="3406" table:style-name="ce45">
            <text:p>3,406</text:p>
          </table:table-cell>
          <table:table-cell office:value-type="float" office:value="3340" table:style-name="ce60">
            <text:p>3,34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17" table:style-name="ce59">
            <text:p>1,417</text:p>
          </table:table-cell>
          <table:table-cell office:value-type="float" office:value="5349" table:style-name="ce45">
            <text:p>5,349</text:p>
          </table:table-cell>
          <table:table-cell office:value-type="float" office:value="2786" table:style-name="ce45">
            <text:p>2,786</text:p>
          </table:table-cell>
          <table:table-cell office:value-type="float" office:value="2563" table:style-name="ce60">
            <text:p>2,56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62" table:style-name="ce59">
            <text:p>2,262</text:p>
          </table:table-cell>
          <table:table-cell office:value-type="float" office:value="7403" table:style-name="ce45">
            <text:p>7,403</text:p>
          </table:table-cell>
          <table:table-cell office:value-type="float" office:value="3699" table:style-name="ce45">
            <text:p>3,699</text:p>
          </table:table-cell>
          <table:table-cell office:value-type="float" office:value="3704" table:style-name="ce60">
            <text:p>3,70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36" table:style-name="ce59">
            <text:p>1,436</text:p>
          </table:table-cell>
          <table:table-cell office:value-type="float" office:value="4928" table:style-name="ce45">
            <text:p>4,928</text:p>
          </table:table-cell>
          <table:table-cell office:value-type="float" office:value="2504" table:style-name="ce45">
            <text:p>2,504</text:p>
          </table:table-cell>
          <table:table-cell office:value-type="float" office:value="2424" table:style-name="ce60">
            <text:p>2,42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11" table:style-name="ce59">
            <text:p>1,611</text:p>
          </table:table-cell>
          <table:table-cell office:value-type="float" office:value="4811" table:style-name="ce45">
            <text:p>4,811</text:p>
          </table:table-cell>
          <table:table-cell office:value-type="float" office:value="2477" table:style-name="ce45">
            <text:p>2,477</text:p>
          </table:table-cell>
          <table:table-cell office:value-type="float" office:value="2334" table:style-name="ce60">
            <text:p>2,33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1977" table:style-name="ce62">
            <text:p>1,977</text:p>
          </table:table-cell>
          <table:table-cell office:value-type="float" office:value="4838" table:style-name="ce50">
            <text:p>4,838</text:p>
          </table:table-cell>
          <table:table-cell office:value-type="float" office:value="2418" table:style-name="ce50">
            <text:p>2,418</text:p>
          </table:table-cell>
          <table:table-cell office:value-type="float" office:value="2420" table:style-name="ce63">
            <text:p>2,420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3757" table:style-name="ce57">
            <text:p>83,757</text:p>
          </table:table-cell>
          <table:table-cell office:value-type="float" office:value="214428" table:style-name="ce41">
            <text:p>214,428</text:p>
          </table:table-cell>
          <table:table-cell office:value-type="float" office:value="110135" table:style-name="ce41">
            <text:p>110,135</text:p>
          </table:table-cell>
          <table:table-cell office:value-type="float" office:value="104293" table:style-name="ce58">
            <text:p>104,2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392" table:style-name="ce59">
            <text:p>40,392</text:p>
          </table:table-cell>
          <table:table-cell office:value-type="float" office:value="104513" table:style-name="ce45">
            <text:p>104,513</text:p>
          </table:table-cell>
          <table:table-cell office:value-type="float" office:value="52048" table:style-name="ce45">
            <text:p>52,048</text:p>
          </table:table-cell>
          <table:table-cell office:value-type="float" office:value="52465" table:style-name="ce60">
            <text:p>52,4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50" table:style-name="ce59">
            <text:p>5,350</text:p>
          </table:table-cell>
          <table:table-cell office:value-type="float" office:value="13424" table:style-name="ce45">
            <text:p>13,424</text:p>
          </table:table-cell>
          <table:table-cell office:value-type="float" office:value="7066" table:style-name="ce45">
            <text:p>7,066</text:p>
          </table:table-cell>
          <table:table-cell office:value-type="float" office:value="6358" table:style-name="ce60">
            <text:p>6,3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208" table:style-name="ce59">
            <text:p>3,208</text:p>
          </table:table-cell>
          <table:table-cell office:value-type="float" office:value="8359" table:style-name="ce45">
            <text:p>8,359</text:p>
          </table:table-cell>
          <table:table-cell office:value-type="float" office:value="4321" table:style-name="ce45">
            <text:p>4,321</text:p>
          </table:table-cell>
          <table:table-cell office:value-type="float" office:value="4038" table:style-name="ce60">
            <text:p>4,0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54" table:style-name="ce59">
            <text:p>6,854</text:p>
          </table:table-cell>
          <table:table-cell office:value-type="float" office:value="16878" table:style-name="ce45">
            <text:p>16,878</text:p>
          </table:table-cell>
          <table:table-cell office:value-type="float" office:value="8877" table:style-name="ce45">
            <text:p>8,877</text:p>
          </table:table-cell>
          <table:table-cell office:value-type="float" office:value="8001" table:style-name="ce60">
            <text:p>8,0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67" table:style-name="ce59">
            <text:p>2,467</text:p>
          </table:table-cell>
          <table:table-cell office:value-type="float" office:value="5676" table:style-name="ce45">
            <text:p>5,676</text:p>
          </table:table-cell>
          <table:table-cell office:value-type="float" office:value="2961" table:style-name="ce45">
            <text:p>2,961</text:p>
          </table:table-cell>
          <table:table-cell office:value-type="float" office:value="2715" table:style-name="ce60">
            <text:p>2,7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808" table:style-name="ce59">
            <text:p>4,808</text:p>
          </table:table-cell>
          <table:table-cell office:value-type="float" office:value="10845" table:style-name="ce45">
            <text:p>10,845</text:p>
          </table:table-cell>
          <table:table-cell office:value-type="float" office:value="5762" table:style-name="ce45">
            <text:p>5,762</text:p>
          </table:table-cell>
          <table:table-cell office:value-type="float" office:value="5083" table:style-name="ce60">
            <text:p>5,0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707" table:style-name="ce59">
            <text:p>3,707</text:p>
          </table:table-cell>
          <table:table-cell office:value-type="float" office:value="8149" table:style-name="ce45">
            <text:p>8,149</text:p>
          </table:table-cell>
          <table:table-cell office:value-type="float" office:value="4497" table:style-name="ce45">
            <text:p>4,497</text:p>
          </table:table-cell>
          <table:table-cell office:value-type="float" office:value="3652" table:style-name="ce60">
            <text:p>3,6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92" table:style-name="ce59">
            <text:p>2,892</text:p>
          </table:table-cell>
          <table:table-cell office:value-type="float" office:value="6853" table:style-name="ce45">
            <text:p>6,853</text:p>
          </table:table-cell>
          <table:table-cell office:value-type="float" office:value="3869" table:style-name="ce45">
            <text:p>3,869</text:p>
          </table:table-cell>
          <table:table-cell office:value-type="float" office:value="2984" table:style-name="ce60">
            <text:p>2,9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15" table:style-name="ce59">
            <text:p>3,015</text:p>
          </table:table-cell>
          <table:table-cell office:value-type="float" office:value="7552" table:style-name="ce45">
            <text:p>7,552</text:p>
          </table:table-cell>
          <table:table-cell office:value-type="float" office:value="3991" table:style-name="ce45">
            <text:p>3,991</text:p>
          </table:table-cell>
          <table:table-cell office:value-type="float" office:value="3561" table:style-name="ce60">
            <text:p>3,5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80" table:style-name="ce59">
            <text:p>3,180</text:p>
          </table:table-cell>
          <table:table-cell office:value-type="float" office:value="8056" table:style-name="ce45">
            <text:p>8,056</text:p>
          </table:table-cell>
          <table:table-cell office:value-type="float" office:value="4149" table:style-name="ce45">
            <text:p>4,149</text:p>
          </table:table-cell>
          <table:table-cell office:value-type="float" office:value="3907" table:style-name="ce60">
            <text:p>3,9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179" table:style-name="ce59">
            <text:p>1,179</text:p>
          </table:table-cell>
          <table:table-cell office:value-type="float" office:value="4086" table:style-name="ce45">
            <text:p>4,086</text:p>
          </table:table-cell>
          <table:table-cell office:value-type="float" office:value="2182" table:style-name="ce45">
            <text:p>2,182</text:p>
          </table:table-cell>
          <table:table-cell office:value-type="float" office:value="1904" table:style-name="ce60">
            <text:p>1,90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67" table:style-name="ce59">
            <text:p>1,067</text:p>
          </table:table-cell>
          <table:table-cell office:value-type="float" office:value="3562" table:style-name="ce45">
            <text:p>3,562</text:p>
          </table:table-cell>
          <table:table-cell office:value-type="float" office:value="1896" table:style-name="ce45">
            <text:p>1,896</text:p>
          </table:table-cell>
          <table:table-cell office:value-type="float" office:value="1666" table:style-name="ce60">
            <text:p>1,66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91" table:style-name="ce59">
            <text:p>1,091</text:p>
          </table:table-cell>
          <table:table-cell office:value-type="float" office:value="4134" table:style-name="ce45">
            <text:p>4,134</text:p>
          </table:table-cell>
          <table:table-cell office:value-type="float" office:value="2192" table:style-name="ce45">
            <text:p>2,192</text:p>
          </table:table-cell>
          <table:table-cell office:value-type="float" office:value="1942" table:style-name="ce60">
            <text:p>1,94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19" table:style-name="ce59">
            <text:p>1,419</text:p>
          </table:table-cell>
          <table:table-cell office:value-type="float" office:value="3464" table:style-name="ce45">
            <text:p>3,464</text:p>
          </table:table-cell>
          <table:table-cell office:value-type="float" office:value="1872" table:style-name="ce45">
            <text:p>1,872</text:p>
          </table:table-cell>
          <table:table-cell office:value-type="float" office:value="1592" table:style-name="ce60">
            <text:p>1,5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82" table:style-name="ce59">
            <text:p>1,182</text:p>
          </table:table-cell>
          <table:table-cell office:value-type="float" office:value="3667" table:style-name="ce45">
            <text:p>3,667</text:p>
          </table:table-cell>
          <table:table-cell office:value-type="float" office:value="1844" table:style-name="ce45">
            <text:p>1,844</text:p>
          </table:table-cell>
          <table:table-cell office:value-type="float" office:value="1823" table:style-name="ce60">
            <text:p>1,823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46" table:style-name="ce62">
            <text:p>1,946</text:p>
          </table:table-cell>
          <table:table-cell office:value-type="float" office:value="5210" table:style-name="ce50">
            <text:p>5,210</text:p>
          </table:table-cell>
          <table:table-cell office:value-type="float" office:value="2608" table:style-name="ce50">
            <text:p>2,608</text:p>
          </table:table-cell>
          <table:table-cell office:value-type="float" office:value="2602" table:style-name="ce63">
            <text:p>2,602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535" table:style-name="ce57">
            <text:p>127,535</text:p>
          </table:table-cell>
          <table:table-cell office:value-type="float" office:value="323252" table:style-name="ce41">
            <text:p>323,252</text:p>
          </table:table-cell>
          <table:table-cell office:value-type="float" office:value="163424" table:style-name="ce41">
            <text:p>163,424</text:p>
          </table:table-cell>
          <table:table-cell office:value-type="float" office:value="159828" table:style-name="ce58">
            <text:p>159,8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818" table:style-name="ce59">
            <text:p>41,818</text:p>
          </table:table-cell>
          <table:table-cell office:value-type="float" office:value="102108" table:style-name="ce45">
            <text:p>102,108</text:p>
          </table:table-cell>
          <table:table-cell office:value-type="float" office:value="49041" table:style-name="ce45">
            <text:p>49,041</text:p>
          </table:table-cell>
          <table:table-cell office:value-type="float" office:value="53067" table:style-name="ce60">
            <text:p>53,0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93" table:style-name="ce59">
            <text:p>4,393</text:p>
          </table:table-cell>
          <table:table-cell office:value-type="float" office:value="10791" table:style-name="ce45">
            <text:p>10,791</text:p>
          </table:table-cell>
          <table:table-cell office:value-type="float" office:value="5580" table:style-name="ce45">
            <text:p>5,580</text:p>
          </table:table-cell>
          <table:table-cell office:value-type="float" office:value="5211" table:style-name="ce60">
            <text:p>5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914" table:style-name="ce59">
            <text:p>8,914</text:p>
          </table:table-cell>
          <table:table-cell office:value-type="float" office:value="23204" table:style-name="ce45">
            <text:p>23,204</text:p>
          </table:table-cell>
          <table:table-cell office:value-type="float" office:value="12279" table:style-name="ce45">
            <text:p>12,279</text:p>
          </table:table-cell>
          <table:table-cell office:value-type="float" office:value="10925" table:style-name="ce60">
            <text:p>10,9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7863" table:style-name="ce59">
            <text:p>7,863</text:p>
          </table:table-cell>
          <table:table-cell office:value-type="float" office:value="20019" table:style-name="ce45">
            <text:p>20,019</text:p>
          </table:table-cell>
          <table:table-cell office:value-type="float" office:value="10188" table:style-name="ce45">
            <text:p>10,188</text:p>
          </table:table-cell>
          <table:table-cell office:value-type="float" office:value="9831" table:style-name="ce60">
            <text:p>9,8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2890" table:style-name="ce59">
            <text:p>32,890</text:p>
          </table:table-cell>
          <table:table-cell office:value-type="float" office:value="83426" table:style-name="ce45">
            <text:p>83,426</text:p>
          </table:table-cell>
          <table:table-cell office:value-type="float" office:value="41758" table:style-name="ce45">
            <text:p>41,758</text:p>
          </table:table-cell>
          <table:table-cell office:value-type="float" office:value="41668" table:style-name="ce60">
            <text:p>41,6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61" table:style-name="ce59">
            <text:p>7,361</text:p>
          </table:table-cell>
          <table:table-cell office:value-type="float" office:value="17485" table:style-name="ce45">
            <text:p>17,485</text:p>
          </table:table-cell>
          <table:table-cell office:value-type="float" office:value="9297" table:style-name="ce45">
            <text:p>9,297</text:p>
          </table:table-cell>
          <table:table-cell office:value-type="float" office:value="8188" table:style-name="ce60">
            <text:p>8,1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92" table:style-name="ce59">
            <text:p>4,992</text:p>
          </table:table-cell>
          <table:table-cell office:value-type="float" office:value="12317" table:style-name="ce45">
            <text:p>12,317</text:p>
          </table:table-cell>
          <table:table-cell office:value-type="float" office:value="6553" table:style-name="ce45">
            <text:p>6,553</text:p>
          </table:table-cell>
          <table:table-cell office:value-type="float" office:value="5764" table:style-name="ce60">
            <text:p>5,7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84" table:style-name="ce59">
            <text:p>1,684</text:p>
          </table:table-cell>
          <table:table-cell office:value-type="float" office:value="4343" table:style-name="ce45">
            <text:p>4,343</text:p>
          </table:table-cell>
          <table:table-cell office:value-type="float" office:value="2434" table:style-name="ce45">
            <text:p>2,434</text:p>
          </table:table-cell>
          <table:table-cell office:value-type="float" office:value="1909" table:style-name="ce60">
            <text:p>1,9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799" table:style-name="ce59">
            <text:p>4,799</text:p>
          </table:table-cell>
          <table:table-cell office:value-type="float" office:value="11237" table:style-name="ce45">
            <text:p>11,237</text:p>
          </table:table-cell>
          <table:table-cell office:value-type="float" office:value="6033" table:style-name="ce45">
            <text:p>6,033</text:p>
          </table:table-cell>
          <table:table-cell office:value-type="float" office:value="5204" table:style-name="ce60">
            <text:p>5,2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51" table:style-name="ce59">
            <text:p>4,051</text:p>
          </table:table-cell>
          <table:table-cell office:value-type="float" office:value="9929" table:style-name="ce45">
            <text:p>9,929</text:p>
          </table:table-cell>
          <table:table-cell office:value-type="float" office:value="5391" table:style-name="ce45">
            <text:p>5,391</text:p>
          </table:table-cell>
          <table:table-cell office:value-type="float" office:value="4538" table:style-name="ce60">
            <text:p>4,53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4952" table:style-name="ce59">
            <text:p>4,952</text:p>
          </table:table-cell>
          <table:table-cell office:value-type="float" office:value="16183" table:style-name="ce45">
            <text:p>16,183</text:p>
          </table:table-cell>
          <table:table-cell office:value-type="float" office:value="8313" table:style-name="ce45">
            <text:p>8,313</text:p>
          </table:table-cell>
          <table:table-cell office:value-type="float" office:value="7870" table:style-name="ce60">
            <text:p>7,8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13" table:style-name="ce59">
            <text:p>2,113</text:p>
          </table:table-cell>
          <table:table-cell office:value-type="float" office:value="6209" table:style-name="ce45">
            <text:p>6,209</text:p>
          </table:table-cell>
          <table:table-cell office:value-type="float" office:value="3275" table:style-name="ce45">
            <text:p>3,275</text:p>
          </table:table-cell>
          <table:table-cell office:value-type="float" office:value="2934" table:style-name="ce60">
            <text:p>2,93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05" table:style-name="ce62">
            <text:p>1,705</text:p>
          </table:table-cell>
          <table:table-cell office:value-type="float" office:value="6001" table:style-name="ce50">
            <text:p>6,001</text:p>
          </table:table-cell>
          <table:table-cell office:value-type="float" office:value="3282" table:style-name="ce50">
            <text:p>3,282</text:p>
          </table:table-cell>
          <table:table-cell office:value-type="float" office:value="2719" table:style-name="ce63">
            <text:p>2,71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1871" table:style-name="ce57">
            <text:p>41,871</text:p>
          </table:table-cell>
          <table:table-cell office:value-type="float" office:value="105749" table:style-name="ce41">
            <text:p>105,749</text:p>
          </table:table-cell>
          <table:table-cell office:value-type="float" office:value="54373" table:style-name="ce41">
            <text:p>54,373</text:p>
          </table:table-cell>
          <table:table-cell office:value-type="float" office:value="51376" table:style-name="ce58">
            <text:p>51,3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577" table:style-name="ce59">
            <text:p>25,577</text:p>
          </table:table-cell>
          <table:table-cell office:value-type="float" office:value="63072" table:style-name="ce45">
            <text:p>63,072</text:p>
          </table:table-cell>
          <table:table-cell office:value-type="float" office:value="32035" table:style-name="ce45">
            <text:p>32,035</text:p>
          </table:table-cell>
          <table:table-cell office:value-type="float" office:value="31037" table:style-name="ce60">
            <text:p>31,0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110" table:style-name="ce59">
            <text:p>6,110</text:p>
          </table:table-cell>
          <table:table-cell office:value-type="float" office:value="15236" table:style-name="ce45">
            <text:p>15,236</text:p>
          </table:table-cell>
          <table:table-cell office:value-type="float" office:value="8067" table:style-name="ce45">
            <text:p>8,067</text:p>
          </table:table-cell>
          <table:table-cell office:value-type="float" office:value="7169" table:style-name="ce60">
            <text:p>7,1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566" table:style-name="ce59">
            <text:p>3,566</text:p>
          </table:table-cell>
          <table:table-cell office:value-type="float" office:value="9875" table:style-name="ce45">
            <text:p>9,875</text:p>
          </table:table-cell>
          <table:table-cell office:value-type="float" office:value="5097" table:style-name="ce45">
            <text:p>5,097</text:p>
          </table:table-cell>
          <table:table-cell office:value-type="float" office:value="4778" table:style-name="ce60">
            <text:p>4,7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078" table:style-name="ce59">
            <text:p>3,078</text:p>
          </table:table-cell>
          <table:table-cell office:value-type="float" office:value="8310" table:style-name="ce45">
            <text:p>8,310</text:p>
          </table:table-cell>
          <table:table-cell office:value-type="float" office:value="4273" table:style-name="ce45">
            <text:p>4,273</text:p>
          </table:table-cell>
          <table:table-cell office:value-type="float" office:value="4037" table:style-name="ce60">
            <text:p>4,0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80" table:style-name="ce59">
            <text:p>2,080</text:p>
          </table:table-cell>
          <table:table-cell office:value-type="float" office:value="5403" table:style-name="ce45">
            <text:p>5,403</text:p>
          </table:table-cell>
          <table:table-cell office:value-type="float" office:value="2931" table:style-name="ce45">
            <text:p>2,931</text:p>
          </table:table-cell>
          <table:table-cell office:value-type="float" office:value="2472" table:style-name="ce60">
            <text:p>2,472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60" table:style-name="ce62">
            <text:p>1,460</text:p>
          </table:table-cell>
          <table:table-cell office:value-type="float" office:value="3853" table:style-name="ce50">
            <text:p>3,853</text:p>
          </table:table-cell>
          <table:table-cell office:value-type="float" office:value="1970" table:style-name="ce50">
            <text:p>1,970</text:p>
          </table:table-cell>
          <table:table-cell office:value-type="float" office:value="1883" table:style-name="ce63">
            <text:p>1,88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0年05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5763" table:style-name="ce57">
            <text:p>155,763</text:p>
          </table:table-cell>
          <table:table-cell office:value-type="float" office:value="366643" table:style-name="ce41">
            <text:p>366,643</text:p>
          </table:table-cell>
          <table:table-cell office:value-type="float" office:value="182812" table:style-name="ce41">
            <text:p>182,812</text:p>
          </table:table-cell>
          <table:table-cell office:value-type="float" office:value="183831" table:style-name="ce58">
            <text:p>183,831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2875" table:style-name="ce59">
            <text:p>22,875</text:p>
          </table:table-cell>
          <table:table-cell office:value-type="float" office:value="51017" table:style-name="ce45">
            <text:p>51,017</text:p>
          </table:table-cell>
          <table:table-cell office:value-type="float" office:value="25907" table:style-name="ce45">
            <text:p>25,907</text:p>
          </table:table-cell>
          <table:table-cell office:value-type="float" office:value="25110" table:style-name="ce60">
            <text:p>25,110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1916" table:style-name="ce59">
            <text:p>21,916</text:p>
          </table:table-cell>
          <table:table-cell office:value-type="float" office:value="53575" table:style-name="ce45">
            <text:p>53,575</text:p>
          </table:table-cell>
          <table:table-cell office:value-type="float" office:value="26777" table:style-name="ce45">
            <text:p>26,777</text:p>
          </table:table-cell>
          <table:table-cell office:value-type="float" office:value="26798" table:style-name="ce60">
            <text:p>26,798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116" table:style-name="ce59">
            <text:p>16,116</text:p>
          </table:table-cell>
          <table:table-cell office:value-type="float" office:value="38538" table:style-name="ce45">
            <text:p>38,538</text:p>
          </table:table-cell>
          <table:table-cell office:value-type="float" office:value="19257" table:style-name="ce45">
            <text:p>19,257</text:p>
          </table:table-cell>
          <table:table-cell office:value-type="float" office:value="19281" table:style-name="ce60">
            <text:p>19,281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968" table:style-name="ce59">
            <text:p>18,968</text:p>
          </table:table-cell>
          <table:table-cell office:value-type="float" office:value="42575" table:style-name="ce45">
            <text:p>42,575</text:p>
          </table:table-cell>
          <table:table-cell office:value-type="float" office:value="20974" table:style-name="ce45">
            <text:p>20,974</text:p>
          </table:table-cell>
          <table:table-cell office:value-type="float" office:value="21601" table:style-name="ce60">
            <text:p>21,601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218" table:style-name="ce59">
            <text:p>19,218</text:p>
          </table:table-cell>
          <table:table-cell office:value-type="float" office:value="46189" table:style-name="ce45">
            <text:p>46,189</text:p>
          </table:table-cell>
          <table:table-cell office:value-type="float" office:value="23418" table:style-name="ce45">
            <text:p>23,418</text:p>
          </table:table-cell>
          <table:table-cell office:value-type="float" office:value="22771" table:style-name="ce60">
            <text:p>22,771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059" table:style-name="ce59">
            <text:p>34,059</text:p>
          </table:table-cell>
          <table:table-cell office:value-type="float" office:value="81641" table:style-name="ce45">
            <text:p>81,641</text:p>
          </table:table-cell>
          <table:table-cell office:value-type="float" office:value="40398" table:style-name="ce45">
            <text:p>40,398</text:p>
          </table:table-cell>
          <table:table-cell office:value-type="float" office:value="41243" table:style-name="ce60">
            <text:p>41,243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611" table:style-name="ce62">
            <text:p>22,611</text:p>
          </table:table-cell>
          <table:table-cell office:value-type="float" office:value="53108" table:style-name="ce50">
            <text:p>53,108</text:p>
          </table:table-cell>
          <table:table-cell office:value-type="float" office:value="26081" table:style-name="ce50">
            <text:p>26,081</text:p>
          </table:table-cell>
          <table:table-cell office:value-type="float" office:value="27027" table:style-name="ce63">
            <text:p>27,027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2296" table:style-name="ce57">
            <text:p>172,296</text:p>
          </table:table-cell>
          <table:table-cell office:value-type="float" office:value="452450" table:style-name="ce41">
            <text:p>452,450</text:p>
          </table:table-cell>
          <table:table-cell office:value-type="float" office:value="223293" table:style-name="ce41">
            <text:p>223,293</text:p>
          </table:table-cell>
          <table:table-cell office:value-type="float" office:value="229157" table:style-name="ce58">
            <text:p>229,15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4423" table:style-name="ce59">
            <text:p>84,423</text:p>
          </table:table-cell>
          <table:table-cell office:value-type="float" office:value="221337" table:style-name="ce45">
            <text:p>221,337</text:p>
          </table:table-cell>
          <table:table-cell office:value-type="float" office:value="109016" table:style-name="ce45">
            <text:p>109,016</text:p>
          </table:table-cell>
          <table:table-cell office:value-type="float" office:value="112321" table:style-name="ce60">
            <text:p>112,32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257" table:style-name="ce59">
            <text:p>59,257</text:p>
          </table:table-cell>
          <table:table-cell office:value-type="float" office:value="152434" table:style-name="ce45">
            <text:p>152,434</text:p>
          </table:table-cell>
          <table:table-cell office:value-type="float" office:value="74306" table:style-name="ce45">
            <text:p>74,306</text:p>
          </table:table-cell>
          <table:table-cell office:value-type="float" office:value="78128" table:style-name="ce60">
            <text:p>78,12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616" table:style-name="ce62">
            <text:p>28,616</text:p>
          </table:table-cell>
          <table:table-cell office:value-type="float" office:value="78679" table:style-name="ce50">
            <text:p>78,679</text:p>
          </table:table-cell>
          <table:table-cell office:value-type="float" office:value="39971" table:style-name="ce50">
            <text:p>39,971</text:p>
          </table:table-cell>
          <table:table-cell office:value-type="float" office:value="38708" table:style-name="ce63">
            <text:p>38,70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275" table:style-name="ce57">
            <text:p>101,275</text:p>
          </table:table-cell>
          <table:table-cell office:value-type="float" office:value="265234" table:style-name="ce41">
            <text:p>265,234</text:p>
          </table:table-cell>
          <table:table-cell office:value-type="float" office:value="128192" table:style-name="ce41">
            <text:p>128,192</text:p>
          </table:table-cell>
          <table:table-cell office:value-type="float" office:value="137042" table:style-name="ce58">
            <text:p>137,04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5881" table:style-name="ce59">
            <text:p>45,881</text:p>
          </table:table-cell>
          <table:table-cell office:value-type="float" office:value="119316" table:style-name="ce45">
            <text:p>119,316</text:p>
          </table:table-cell>
          <table:table-cell office:value-type="float" office:value="57099" table:style-name="ce45">
            <text:p>57,099</text:p>
          </table:table-cell>
          <table:table-cell office:value-type="float" office:value="62217" table:style-name="ce60">
            <text:p>62,217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394" table:style-name="ce62">
            <text:p>55,394</text:p>
          </table:table-cell>
          <table:table-cell office:value-type="float" office:value="145918" table:style-name="ce50">
            <text:p>145,918</text:p>
          </table:table-cell>
          <table:table-cell office:value-type="float" office:value="71093" table:style-name="ce50">
            <text:p>71,093</text:p>
          </table:table-cell>
          <table:table-cell office:value-type="float" office:value="74825" table:style-name="ce63">
            <text:p>74,82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912" table:style-name="ce57">
            <text:p>41,912</text:p>
          </table:table-cell>
          <table:table-cell office:value-type="float" office:value="140228" table:style-name="ce41">
            <text:p>140,228</text:p>
          </table:table-cell>
          <table:table-cell office:value-type="float" office:value="69960" table:style-name="ce41">
            <text:p>69,960</text:p>
          </table:table-cell>
          <table:table-cell office:value-type="float" office:value="70268" table:style-name="ce58">
            <text:p>70,2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146" table:style-name="ce59">
            <text:p>13,146</text:p>
          </table:table-cell>
          <table:table-cell office:value-type="float" office:value="42788" table:style-name="ce45">
            <text:p>42,788</text:p>
          </table:table-cell>
          <table:table-cell office:value-type="float" office:value="21327" table:style-name="ce45">
            <text:p>21,327</text:p>
          </table:table-cell>
          <table:table-cell office:value-type="float" office:value="21461" table:style-name="ce60">
            <text:p>21,4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415" table:style-name="ce59">
            <text:p>9,415</text:p>
          </table:table-cell>
          <table:table-cell office:value-type="float" office:value="30344" table:style-name="ce45">
            <text:p>30,344</text:p>
          </table:table-cell>
          <table:table-cell office:value-type="float" office:value="15192" table:style-name="ce45">
            <text:p>15,192</text:p>
          </table:table-cell>
          <table:table-cell office:value-type="float" office:value="15152" table:style-name="ce60">
            <text:p>15,1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473" table:style-name="ce59">
            <text:p>6,473</text:p>
          </table:table-cell>
          <table:table-cell office:value-type="float" office:value="20667" table:style-name="ce45">
            <text:p>20,667</text:p>
          </table:table-cell>
          <table:table-cell office:value-type="float" office:value="10188" table:style-name="ce45">
            <text:p>10,188</text:p>
          </table:table-cell>
          <table:table-cell office:value-type="float" office:value="10479" table:style-name="ce60">
            <text:p>10,4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505" table:style-name="ce59">
            <text:p>9,505</text:p>
          </table:table-cell>
          <table:table-cell office:value-type="float" office:value="33101" table:style-name="ce45">
            <text:p>33,101</text:p>
          </table:table-cell>
          <table:table-cell office:value-type="float" office:value="16623" table:style-name="ce45">
            <text:p>16,623</text:p>
          </table:table-cell>
          <table:table-cell office:value-type="float" office:value="16478" table:style-name="ce60">
            <text:p>16,4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41" table:style-name="ce59">
            <text:p>3,241</text:p>
          </table:table-cell>
          <table:table-cell office:value-type="float" office:value="12665" table:style-name="ce45">
            <text:p>12,665</text:p>
          </table:table-cell>
          <table:table-cell office:value-type="float" office:value="6290" table:style-name="ce45">
            <text:p>6,290</text:p>
          </table:table-cell>
          <table:table-cell office:value-type="float" office:value="6375" table:style-name="ce60">
            <text:p>6,375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63" table:style-name="ce50">
            <text:p>663</text:p>
          </table:table-cell>
          <table:table-cell office:value-type="float" office:value="340" table:style-name="ce50">
            <text:p>340</text:p>
          </table:table-cell>
          <table:table-cell office:value-type="float" office:value="323" table:style-name="ce63">
            <text:p>32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57" table:style-name="ce57">
            <text:p>3,457</text:p>
          </table:table-cell>
          <table:table-cell office:value-type="float" office:value="13437" table:style-name="ce41">
            <text:p>13,437</text:p>
          </table:table-cell>
          <table:table-cell office:value-type="float" office:value="7780" table:style-name="ce41">
            <text:p>7,780</text:p>
          </table:table-cell>
          <table:table-cell office:value-type="float" office:value="5657" table:style-name="ce58">
            <text:p>5,6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1953" table:style-name="ce59">
            <text:p>1,953</text:p>
          </table:table-cell>
          <table:table-cell office:value-type="float" office:value="7656" table:style-name="ce45">
            <text:p>7,656</text:p>
          </table:table-cell>
          <table:table-cell office:value-type="float" office:value="4322" table:style-name="ce45">
            <text:p>4,322</text:p>
          </table:table-cell>
          <table:table-cell office:value-type="float" office:value="3334" table:style-name="ce60">
            <text:p>3,3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27" table:style-name="ce59">
            <text:p>827</text:p>
          </table:table-cell>
          <table:table-cell office:value-type="float" office:value="2826" table:style-name="ce45">
            <text:p>2,826</text:p>
          </table:table-cell>
          <table:table-cell office:value-type="float" office:value="1630" table:style-name="ce45">
            <text:p>1,630</text:p>
          </table:table-cell>
          <table:table-cell office:value-type="float" office:value="1196" table:style-name="ce60">
            <text:p>1,1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21" table:style-name="ce59">
            <text:p>321</text:p>
          </table:table-cell>
          <table:table-cell office:value-type="float" office:value="1495" table:style-name="ce45">
            <text:p>1,495</text:p>
          </table:table-cell>
          <table:table-cell office:value-type="float" office:value="936" table:style-name="ce45">
            <text:p>936</text:p>
          </table:table-cell>
          <table:table-cell office:value-type="float" office:value="559" table:style-name="ce60">
            <text:p>559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6" table:style-name="ce62">
            <text:p>356</text:p>
          </table:table-cell>
          <table:table-cell office:value-type="float" office:value="1460" table:style-name="ce50">
            <text:p>1,460</text:p>
          </table:table-cell>
          <table:table-cell office:value-type="float" office:value="892" table:style-name="ce50">
            <text:p>892</text:p>
          </table:table-cell>
          <table:table-cell office:value-type="float" office:value="568" table:style-name="ce63">
            <text:p>56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34:11Z</meta:creation-date>
    <dc:date>2021-06-03T02:35:04Z</dc:date>
  </office:meta>
</office:document-meta>
</file>